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0.5pt" style:text-underline-style="solid" style:text-underline-width="auto" style:text-underline-color="font-color" style:font-size-asian="10.5pt" style:font-size-complex="10.5pt"/>
    </style:style>
    <style:style style:name="P2" style:family="paragraph" style:parent-style-name="Standard">
      <style:text-properties style:font-name="Tahoma" fo:font-size="10.5pt" style:font-size-asian="10.5pt" style:font-size-complex="10.5pt"/>
    </style:style>
    <style:style style:name="P3" style:family="paragraph" style:parent-style-name="Standard">
      <style:paragraph-properties fo:text-align="center" style:justify-single-word="false"/>
      <style:text-properties style:font-name="Tahoma" fo:font-size="13pt" style:text-underline-style="solid" style:text-underline-width="auto" style:text-underline-color="font-color" style:font-size-asian="13pt" style:font-size-complex="13pt"/>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2228" style:font-name="Tahoma" fo:font-size="10.5pt" fo:letter-spacing="normal" fo:font-style="normal" fo:font-weight="normal" style:font-size-asian="10.5pt" style:font-size-complex="10.5pt"/>
    </style:style>
    <style:style style:name="P5" style:family="paragraph" style:parent-style-name="Text_20_body">
      <style:paragraph-properties fo:margin-left="0cm" fo:margin-right="0cm" fo:text-align="start" style:justify-single-word="false" fo:orphans="2" fo:widows="2" fo:text-indent="0cm" style:auto-text-indent="false"/>
      <style:text-properties style:font-name="Tahoma" fo:font-size="10.5pt" style:font-size-asian="10.5pt" style:font-size-complex="10.5pt"/>
    </style:style>
    <style:style style:name="P6" style:family="paragraph" style:parent-style-name="Standard" style:list-style-name="L1">
      <style:text-properties style:font-name="Tahoma" fo:font-size="10.5pt" style:font-size-asian="10.5pt" style:font-size-complex="10.5pt"/>
    </style:style>
    <style:style style:name="P7" style:family="paragraph" style:parent-style-name="Standard" style:list-style-name="L2">
      <style:text-properties style:font-name="Tahoma" fo:font-size="10.5pt" style:font-size-asian="10.5pt" style:font-size-complex="10.5pt"/>
    </style:style>
    <style:style style:name="P8" style:family="paragraph" style:parent-style-name="Standard" style:list-style-name="L3">
      <style:text-properties style:font-name="Tahoma" fo:font-size="10.5pt" style:font-size-asian="10.5pt" style:font-size-complex="10.5pt"/>
    </style:style>
    <style:style style:name="P9" style:family="paragraph" style:parent-style-name="Standard" style:list-style-name="L4">
      <style:text-properties style:font-name="Tahoma" fo:font-size="10.5pt" style:font-size-asian="10.5pt" style:font-size-complex="10.5pt"/>
    </style:style>
    <style:style style:name="P10" style:family="paragraph" style:parent-style-name="Standard" style:list-style-name="L5">
      <style:text-properties style:font-name="Tahoma" fo:font-size="10.5pt" style:font-size-asian="10.5pt" style:font-size-complex="10.5pt"/>
    </style:style>
    <style:style style:name="P11" style:family="paragraph" style:parent-style-name="Standard" style:list-style-name="L6">
      <style:text-properties style:font-name="Tahoma" fo:font-size="10.5pt" style:font-size-asian="10.5pt" style:font-size-complex="10.5pt"/>
    </style:style>
    <style:style style:name="P12" style:family="paragraph" style:parent-style-name="Standard" style:list-style-name="L7">
      <style:text-properties style:font-name="Tahoma" fo:font-size="10.5pt" style:font-size-asian="10.5pt" style:font-size-complex="10.5pt"/>
    </style:style>
    <style:style style:name="P13" style:family="paragraph" style:parent-style-name="Standard" style:list-style-name="L8">
      <style:text-properties style:font-name="Tahoma" fo:font-size="10.5pt" style:font-size-asian="10.5pt" style:font-size-complex="10.5pt"/>
    </style:style>
    <style:style style:name="P14" style:family="paragraph" style:parent-style-name="Standard" style:list-style-name="L9">
      <style:text-properties style:font-name="Tahoma" fo:font-size="10.5pt" style:font-size-asian="10.5pt" style:font-size-complex="10.5pt"/>
    </style:style>
    <style:style style:name="P15" style:family="paragraph" style:parent-style-name="Standard" style:list-style-name="L10">
      <style:text-properties style:font-name="Tahoma" fo:font-size="10.5pt" style:font-size-asian="10.5pt" style:font-size-complex="10.5pt"/>
    </style:style>
    <style:style style:name="P16" style:family="paragraph" style:parent-style-name="Standard" style:list-style-name="L11">
      <style:text-properties style:font-name="Tahoma" fo:font-size="10.5pt" style:font-size-asian="10.5pt" style:font-size-complex="10.5pt"/>
    </style:style>
    <style:style style:name="P17" style:family="paragraph" style:parent-style-name="Standard" style:list-style-name="L12">
      <style:text-properties style:font-name="Tahoma" fo:font-size="10.5pt" style:font-size-asian="10.5pt" style:font-size-complex="10.5pt"/>
    </style:style>
    <style:style style:name="P18" style:family="paragraph" style:parent-style-name="Standard" style:list-style-name="L13">
      <style:text-properties style:font-name="Tahoma" fo:font-size="10.5pt" style:font-size-asian="10.5pt" style:font-size-complex="10.5pt"/>
    </style:style>
    <style:style style:name="P19" style:family="paragraph" style:parent-style-name="Standard" style:list-style-name="L14">
      <style:text-properties style:font-name="Tahoma" fo:font-size="10.5pt" style:font-size-asian="10.5pt" style:font-size-complex="10.5pt"/>
    </style:style>
    <style:style style:name="P20" style:family="paragraph" style:parent-style-name="Standard" style:list-style-name="L15">
      <style:text-properties style:font-name="Tahoma" fo:font-size="10.5pt" style:font-size-asian="10.5pt" style:font-size-complex="10.5pt"/>
    </style:style>
    <style:style style:name="P21" style:family="paragraph" style:parent-style-name="Standard" style:list-style-name="L16">
      <style:text-properties style:font-name="Tahoma" fo:font-size="10.5pt" style:font-size-asian="10.5pt" style:font-size-complex="10.5pt"/>
    </style:style>
    <style:style style:name="P22" style:family="paragraph" style:parent-style-name="Standard" style:list-style-name="L17">
      <style:text-properties style:font-name="Tahoma" fo:font-size="10.5pt" style:font-size-asian="10.5pt" style:font-size-complex="10.5pt"/>
    </style:style>
    <style:style style:name="P23" style:family="paragraph" style:parent-style-name="Standard" style:list-style-name="L19">
      <style:text-properties style:font-name="Tahoma" fo:font-size="10.5pt" style:font-size-asian="10.5pt" style:font-size-complex="10.5pt"/>
    </style:style>
    <style:style style:name="P24" style:family="paragraph" style:parent-style-name="Standard" style:list-style-name="L20">
      <style:text-properties style:font-name="Tahoma" fo:font-size="10.5pt" style:font-size-asian="10.5pt" style:font-size-complex="10.5pt"/>
    </style:style>
    <style:style style:name="P25" style:family="paragraph" style:parent-style-name="Standard" style:list-style-name="L21">
      <style:text-properties style:font-name="Tahoma" fo:font-size="10.5pt" style:font-size-asian="10.5pt" style:font-size-complex="10.5pt"/>
    </style:style>
    <style:style style:name="P26" style:family="paragraph" style:parent-style-name="Standard" style:list-style-name="L22">
      <style:text-properties style:font-name="Tahoma" fo:font-size="10.5pt" style:font-size-asian="10.5pt" style:font-size-complex="10.5pt"/>
    </style:style>
    <style:style style:name="P27" style:family="paragraph" style:parent-style-name="Standard" style:list-style-name="L23">
      <style:text-properties style:font-name="Tahoma" fo:font-size="10.5pt" style:font-size-asian="10.5pt" style:font-size-complex="10.5pt"/>
    </style:style>
    <style:style style:name="P28" style:family="paragraph" style:parent-style-name="Standard" style:list-style-name="L24">
      <style:text-properties style:font-name="Tahoma" fo:font-size="10.5pt" style:font-size-asian="10.5pt" style:font-size-complex="10.5pt"/>
    </style:style>
    <style:style style:name="P29" style:family="paragraph" style:parent-style-name="Standard" style:list-style-name="L25">
      <style:text-properties style:font-name="Tahoma" fo:font-size="10.5pt" style:font-size-asian="10.5pt" style:font-size-complex="10.5pt"/>
    </style:style>
    <style:style style:name="P30" style:family="paragraph" style:parent-style-name="Standard" style:list-style-name="L26">
      <style:text-properties style:font-name="Tahoma" fo:font-size="10.5pt" style:font-size-asian="10.5pt" style:font-size-complex="10.5pt"/>
    </style:style>
    <style:style style:name="P31" style:family="paragraph" style:parent-style-name="Standard" style:list-style-name="L27">
      <style:text-properties style:font-name="Tahoma" fo:font-size="10.5pt" style:font-size-asian="10.5pt" style:font-size-complex="10.5pt"/>
    </style:style>
    <style:style style:name="P32" style:family="paragraph" style:parent-style-name="Standard" style:list-style-name="L28">
      <style:text-properties style:font-name="Tahoma" fo:font-size="10.5pt" style:font-size-asian="10.5pt" style:font-size-complex="10.5pt"/>
    </style:style>
    <style:style style:name="P33" style:family="paragraph" style:parent-style-name="Standard" style:list-style-name="L29">
      <style:text-properties style:font-name="Tahoma" fo:font-size="10.5pt" style:font-size-asian="10.5pt" style:font-size-complex="10.5pt"/>
    </style:style>
    <style:style style:name="P34" style:family="paragraph" style:parent-style-name="Standard" style:list-style-name="L30">
      <style:text-properties style:font-name="Tahoma" fo:font-size="10.5pt" style:font-size-asian="10.5pt" style:font-size-complex="10.5pt"/>
    </style:style>
    <style:style style:name="P35" style:family="paragraph" style:parent-style-name="Standard" style:list-style-name="L31">
      <style:text-properties style:font-name="Tahoma" fo:font-size="10.5pt" style:font-size-asian="10.5pt" style:font-size-complex="10.5pt"/>
    </style:style>
    <style:style style:name="P36" style:family="paragraph" style:parent-style-name="Standard" style:list-style-name="L32">
      <style:text-properties style:font-name="Tahoma" fo:font-size="10.5pt" style:font-size-asian="10.5pt" style:font-size-complex="10.5pt"/>
    </style:style>
    <style:style style:name="P37" style:family="paragraph" style:parent-style-name="Standard" style:list-style-name="L33">
      <style:text-properties style:font-name="Tahoma" fo:font-size="10.5pt" style:font-size-asian="10.5pt" style:font-size-complex="10.5pt"/>
    </style:style>
    <style:style style:name="P38" style:family="paragraph" style:parent-style-name="Standard" style:list-style-name="L34">
      <style:text-properties style:font-name="Tahoma" fo:font-size="10.5pt" style:font-size-asian="10.5pt" style:font-size-complex="10.5pt"/>
    </style:style>
    <style:style style:name="P39" style:family="paragraph" style:parent-style-name="Standard" style:list-style-name="L35">
      <style:text-properties style:font-name="Tahoma" fo:font-size="10.5pt" style:font-size-asian="10.5pt" style:font-size-complex="10.5pt"/>
    </style:style>
    <style:style style:name="P40" style:family="paragraph" style:parent-style-name="Standard" style:list-style-name="L36">
      <style:text-properties style:font-name="Tahoma" fo:font-size="10.5pt" style:font-size-asian="10.5pt" style:font-size-complex="10.5pt"/>
    </style:style>
    <style:style style:name="P41" style:family="paragraph" style:parent-style-name="Standard" style:list-style-name="L37">
      <style:text-properties style:font-name="Tahoma" fo:font-size="10.5pt" style:font-size-asian="10.5pt" style:font-size-complex="10.5pt"/>
    </style:style>
    <style:style style:name="P42" style:family="paragraph" style:parent-style-name="Standard" style:list-style-name="L38">
      <style:text-properties style:font-name="Tahoma" fo:font-size="10.5pt" style:font-size-asian="10.5pt" style:font-size-complex="10.5pt"/>
    </style:style>
    <style:style style:name="P43" style:family="paragraph" style:parent-style-name="Standard" style:list-style-name="L39">
      <style:text-properties style:font-name="Tahoma" fo:font-size="10.5pt" style:font-size-asian="10.5pt" style:font-size-complex="10.5pt"/>
    </style:style>
    <style:style style:name="P44" style:family="paragraph" style:parent-style-name="Standard" style:list-style-name="L40">
      <style:text-properties style:font-name="Tahoma" fo:font-size="10.5pt" style:font-size-asian="10.5pt" style:font-size-complex="10.5pt"/>
    </style:style>
    <style:style style:name="P45" style:family="paragraph" style:parent-style-name="Standard" style:list-style-name="L41">
      <style:text-properties style:font-name="Tahoma" fo:font-size="10.5pt" style:font-size-asian="10.5pt" style:font-size-complex="10.5pt"/>
    </style:style>
    <style:style style:name="P46" style:family="paragraph" style:parent-style-name="Standard" style:list-style-name="L42">
      <style:text-properties style:font-name="Tahoma" fo:font-size="10.5pt" style:font-size-asian="10.5pt" style:font-size-complex="10.5pt"/>
    </style:style>
    <style:style style:name="P47" style:family="paragraph" style:parent-style-name="Standard" style:list-style-name="L43">
      <style:text-properties style:font-name="Tahoma" fo:font-size="10.5pt" style:font-size-asian="10.5pt" style:font-size-complex="10.5pt"/>
    </style:style>
    <style:style style:name="P48" style:family="paragraph" style:parent-style-name="Standard" style:list-style-name="L44">
      <style:text-properties style:font-name="Tahoma" fo:font-size="10.5pt" style:font-size-asian="10.5pt" style:font-size-complex="10.5pt"/>
    </style:style>
    <style:style style:name="P49" style:family="paragraph" style:parent-style-name="Standard" style:list-style-name="L45">
      <style:text-properties style:font-name="Tahoma" fo:font-size="10.5pt" style:font-size-asian="10.5pt" style:font-size-complex="10.5pt"/>
    </style:style>
    <style:style style:name="P50" style:family="paragraph" style:parent-style-name="Standard" style:list-style-name="L46">
      <style:text-properties style:font-name="Tahoma" fo:font-size="10.5pt" style:font-size-asian="10.5pt" style:font-size-complex="10.5pt"/>
    </style:style>
    <style:style style:name="P51" style:family="paragraph" style:parent-style-name="Standard" style:list-style-name="L47">
      <style:text-properties style:font-name="Tahoma" fo:font-size="10.5pt" style:font-size-asian="10.5pt" style:font-size-complex="10.5pt"/>
    </style:style>
    <style:style style:name="P52" style:family="paragraph" style:parent-style-name="Standard" style:list-style-name="L48">
      <style:text-properties style:font-name="Tahoma" fo:font-size="10.5pt" style:font-size-asian="10.5pt" style:font-size-complex="10.5pt"/>
    </style:style>
    <style:style style:name="P53" style:family="paragraph" style:parent-style-name="Standard" style:list-style-name="L49">
      <style:text-properties style:font-name="Tahoma" fo:font-size="10.5pt" style:font-size-asian="10.5pt" style:font-size-complex="10.5pt"/>
    </style:style>
    <style:style style:name="P54" style:family="paragraph" style:parent-style-name="Standard" style:list-style-name="L50">
      <style:text-properties style:font-name="Tahoma" fo:font-size="10.5pt" style:font-size-asian="10.5pt" style:font-size-complex="10.5pt"/>
    </style:style>
    <style:style style:name="P55" style:family="paragraph" style:parent-style-name="Standard" style:list-style-name="L51">
      <style:text-properties style:font-name="Tahoma" fo:font-size="10.5pt" style:font-size-asian="10.5pt" style:font-size-complex="10.5pt"/>
    </style:style>
    <style:style style:name="P56" style:family="paragraph" style:parent-style-name="Standard" style:list-style-name="L52">
      <style:text-properties style:font-name="Tahoma" fo:font-size="10.5pt" style:font-size-asian="10.5pt" style:font-size-complex="10.5pt"/>
    </style:style>
    <style:style style:name="P57" style:family="paragraph" style:parent-style-name="Text_20_body" style:list-style-name="L18">
      <style:paragraph-properties fo:margin-top="0cm" fo:margin-bottom="0cm" fo:text-align="start" style:justify-single-word="false" fo:orphans="2" fo:widows="2"/>
      <style:text-properties style:font-name="Tahoma" fo:font-size="10.5pt" style:font-size-asian="10.5pt" style:font-size-complex="10.5pt"/>
    </style:style>
    <style:style style:name="P58" style:family="paragraph" style:parent-style-name="Text_20_body" style:list-style-name="L18">
      <style:paragraph-properties fo:margin-top="0cm" fo:margin-bottom="0cm" fo:text-align="start" style:justify-single-word="false" fo:orphans="2" fo:widows="2"/>
      <style:text-properties style:font-name="Tahoma" fo:font-size="10.5pt" fo:font-weight="normal" style:font-size-asian="10.5pt" style:font-weight-asian="normal" style:font-size-complex="10.5pt" style:font-weight-complex="normal"/>
    </style:style>
    <style:style style:name="P59" style:family="paragraph" style:parent-style-name="Text_20_body" style:list-style-name="L18">
      <style:paragraph-properties fo:margin-top="0cm" fo:margin-bottom="0cm" fo:text-align="start" style:justify-single-word="false" fo:orphans="2" fo:widows="2"/>
      <style:text-properties fo:font-variant="normal" fo:text-transform="none" fo:color="#1d2228" style:font-name="Tahoma" fo:font-size="10.5pt" fo:letter-spacing="normal" fo:font-style="normal" fo:font-weight="normal" style:font-size-asian="10.5pt" style:font-size-complex="10.5pt"/>
    </style:style>
    <style:style style:name="T1" style:family="text">
      <style:text-properties style:text-position="33% 80%"/>
    </style:style>
    <style:style style:name="T2" style:family="text">
      <style:text-properties fo:font-variant="normal" fo:text-transform="none" fo:color="#1d2228" fo:letter-spacing="normal" fo:font-style="normal"/>
    </style:style>
    <style:style style:name="T3" style:family="text">
      <style:text-properties fo:font-weight="normal" style:font-weight-asian="normal" style:font-weight-complex="normal"/>
    </style:style>
    <style:style style:name="T4" style:family="text">
      <style:text-properties fo:color="#0000ff"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quête n°2</text:p>
      <text:p text:style-name="P2"/>
      <text:p text:style-name="P3">113 paliers de cendre</text:p>
      <text:p text:style-name="P2"/>
      <text:p text:style-name="P2"/>
      <text:p text:style-name="P2">Vous êtes Masdor Zher-Angorr, pompier professionnel, lieutenant affecté à la caserne 551 de l'archologie Pagta – 140ème étage. Depuis un an vous êtes enquêteur et chef de service du département incendies criminels. C'est notoirement une planque pépère où les quelques cas signalés depuis votre entrée en poste se bornent à des vengeances entre petits commerçants ne nécessitant quasiment aucune enquête pour être résolus. Aucune affaire notable n'a émaillé votre quotidien depuis votre entrée en poste l'année dernière et vous en êtes arrivé à vous laisser pousser une barbe longue, touffue, noire comme l'ennui et avez finalement passé plus de temps à la tailler qu'à réellement travailler sur vos enquêtes. </text:p>
      <text:p text:style-name="P2">Le département est essentiel pour des raisons politiques, on ne voudrait pas que l'armée ou la police interfère dans nos affaires mais il est davantage cosmétique qu'utile factuellement, </text:p>
      <text:p text:style-name="P2"/>
      <text:p text:style-name="P2">Pourtant ce matin rien n'est plus pareil, vous le savez. Après l'épouvantable incendie de cette nuit qui a défrayé la chronique, dévastant plus de 200 étages de l'arcologie Pagta dont une bonne partie du 140ème, anéantissant notamment les locaux de votre propre caserne, après les centaines de morts civils et la perte de 63 de vos collègues combattants du feu, alors que les derniers foyers font encore l'objet de luttes ça et là dans l'édifice dévasté, malgré votre épuisement psychologique, vous avez entamé votre travail depuis quelques heures déjà, en rejoignant un à un vos inspecteurs qui vous ont communiqué leurs éléments d'enquête parmi les étages peuplés de cadavres carbonisés à l'atmosphère irrespirable, des lieux que vous connaissiez bien et que vous ne reconnaissez plus </text:p>
      <text:p text:style-name="P2"/>
      <text:p text:style-name="P2">Malgré tout cela, vous n'êtes pas surpris d'être convoqué ce matin avec vos supérieurs dans le bureau du maire de Pabta au 300ème pour y livrer vos premières conclusions. Cinq personnes se trouvent avec vous dans ce bureau dont le maire, son chargé de communication, son premier conseiller également et le chef de la police. Tous portent un masque à gaz autour du cou dans lequel ils puissent de temps à autres une inspiration car l'air est difficilement respirable. On vous invite à prendre la parole.</text:p>
      <text:p text:style-name="P2"/>
      <text:list xml:id="list1126064440722665576" text:style-name="L1">
        <text:list-item>
          <text:p text:style-name="P6">Comme nous le pressentions, les différentes pannes ayant empêché le bon fonctionnement des différents systèmes de sécurité dont les parois coupe-feu ont une origine criminelle. Le système anti-incendie a été saboté sur 68 étages <text:span text:style-name="T4">entre le 154ème et le 267ème</text:span> probablement durant la seule journée d'hier afin d'échapper aux inspections quotidiennes. Les départs de feu identifiés sont pour l'instant au nombre de 30 et ont eux aussi une origine criminelle indéniable. </text:p>
        </text:list-item>
        <text:list-item>
          <text:p text:style-name="P6">Vous avez des preuves ?</text:p>
        </text:list-item>
        <text:list-item>
          <text:p text:style-name="P6">Des traces de poudre incendiaire ont été dépistés en grande quantité dans tous ces endroits on a même retrouvé un Wow-Wow, un micro-catalyseur électrique manuel que j'ai là. (vous sortez le petit appareil de votre poche et le tendez au maire qui ne se montre pas intéressé, vous le remettez dans votre poche,), La disposition des foyers dans l'édifice montre aussi une volonté de faire converger ces propagations sans nul doute pour occasionner un incendie général tel que celui que nous avons connu. Nous enquêtons en ce moment même sur la source d'approvisionnement de ce combustible rapide difficile à se procurer en particulier dans ces proportions importantes.</text:p>
        </text:list-item>
      </text:list>
      <text:p text:style-name="P2"/>
      <text:p text:style-name="P2">Le chef de la police archive sa copie de vos conclusions à son propre dossier et prend la parole.</text:p>
      <text:list xml:id="list1501938690826586418" text:style-name="L2">
        <text:list-item>
          <text:p text:style-name="P7">Nous avons commencé à explorer plusieurs pistes. La piste politique tout d'abord. Notre archologie est autonome du point de vue énergétique mais nos voisins Menopta nous accusent de leur vendre une électricité instable et de détourner le différentiel que nous leur facturons. Vous savez qu'ils nous tiennent rigueur des kilomètres d'ombre que nous projetons sur leur façade <text:s/>ouest l'après-midi. Pour ce qui est des détournement énergétiques, nos conclusions démontrent qu'il s'agit davantage d'une légende urbaine couramment répandue dans l'opinion publique, instrumentalisée et peut être même imaginée par les gestionnaires de l'archologie Menopta qui l'utilisent comme un levier de négociations pour faire baisser nos prix. Quoi qu'il en soit, l'inimitié entre le peuple de Menopta et notre communauté à Pagta n'a jamais jusqu'ici dégénéré en actes de guerres, qualificatif que nous retiendrions si leur implication était avérée.</text:p>
        </text:list-item>
        <text:list-item>
          <text:p text:style-name="P7"><text:soft-page-break/>Ils nous ont envoyé des aides et des ressources ce matin, objecte le maire, en geste de solidarité. Tous les accès à la tour situés entre le rez de chaussée et le dixième ont été aménagés en camps de réfugiés afin qu'ils puissent, eux et d'autres, planter leurs camps humanitaires. Un tiers de la population évacuée cette nuit sera relogée chez eux dont une partie à titre non provisoire. Si vos conclusions vous mènent vers eux, je vous demande de rester extrêmement discret. Quant à vous lieutenant <text:s/>(il se tourne vers vous), je vous demande instamment non seulement de ne pas étendre votre investigation au delà de nos murs mais j'irai jusqu'à vous interdire d'en sortir jusqu'à nouvel ordre. Ne voyez pas cela comme une sanction. La situation politique est extrêmement tendue et l'on me rapporte les informations qui circulent dans le tissu-cyber. Nos voisins sont jaloux de nous à cause des secteurs d'ombre que projette notre archologie sur la leur et les tensions que cela suscite chez eux. </text:p>
        </text:list-item>
        <text:list-item>
          <text:p text:style-name="P7">Mais nos relations avec eux sont bonnes en général non ?</text:p>
        </text:list-item>
        <text:list-item>
          <text:p text:style-name="P7">Leurs chaînes d'infos sont braquées sur nous aujourd'hui ce qui veut dire que leur opinion publique l'est également. Je ne vous parle même pas de leurs éléments d'extrême droite qui se réjouissent carrément de notre infortune ni des avantages financiers que leur économie espère tirer de cette nouvelle situation. Alors je tiens à ce que nous gelions les choses pour le moment. De toute façon les conclusions que nous présenterons à la presse feront l'objet d'une étude diplomatique si minutieuse qu'il ne restera probablement que quelques fragments de vérité dedans. Autant dire que votre enquête n'a que peu d'intérêt. Bornez vous à sauver ce qu'il reste à sauver comme vous avez l'habitude de le faire. Nous déménageons nos bureaux au douzième étage. Comme vous le voyez l'atmosphère ici est irrespirable à cause de la fumée qui a tout envahi. Nous avons d'autre priorités comme par exemple compter nos morts et faire un bilan financier de la catastrophe. Messieurs, restez joignables dans tous les cas et nous vous recontacterons plus tard. Bonne journée.</text:p>
        </text:list-item>
      </text:list>
      <text:p text:style-name="P2"/>
      <text:p text:style-name="P2">Vous rejoignez votre aide de camp, l'inspecteur Kietan Wobalsky qui vous attendait en dehors de la pièce alors même que tout le monde la quitte. Il vous interpelle :</text:p>
      <text:list xml:id="list3674482581693511691" text:style-name="L3">
        <text:list-item>
          <text:p text:style-name="P8">Venez, on a trouvé un truc très étrange au 163eme ! Suivez moi.</text:p>
        </text:list-item>
      </text:list>
      <text:p text:style-name="P2"/>
      <text:p text:style-name="P2">Dès votre sortie de l'ascenseur 42, vous notez l'agitation inhabituelle et inattendue en ce lendemain de deuil. Un groupe d'une trentaines de personne s'est composé non loin de là. Ils sont en train d'examiner un câble sorti de sa gaine au niveau du plafond. Il est en caoutchouc noir, très épais, maillé dune second gaine à croisillons orange et un étrange liquide semble en dégoutter. Ce n'est pas tant le liquide lui même, légèrement lumineux ni son affreuse odeur, une parmi beaucoup d'autres senteurs pestilentielles qui retiennent l'attention, non. Ce sont les nombreuses fibres noires, fines comme des cheveux et s'agitant comme autant de créatures étranges qui semblent en sortir.</text:p>
      <text:list xml:id="list3971850869783745367" text:style-name="L4">
        <text:list-item>
          <text:p text:style-name="P9">Qu'est-ce que c'est que cette substance ? Vous avez déjà vu ça ?</text:p>
        </text:list-item>
      </text:list>
      <text:list xml:id="list4950003483792650104" text:style-name="L5">
        <text:list-item>
          <text:p text:style-name="P10">L'un de vos inspecteurs se retourne vers vous. Ce n'est pas vivant mais c'est pas loin. Ces fibres sont en composite carboné, ils font à peu près chacun entre 6 et 7 cm de long et quand on les arrache ils continuent à se tortiller tout seuls. </text:p>
        </text:list-item>
      </text:list>
      <text:p text:style-name="P2">A ce moment l'une de ces fibres se détacha de son tronc et commença à voleter dans les airs en s'éloignant. Les hommes plissaient des yeux pour la suivre et poussaient des cris effrayés quand ils y parvenaient,</text:p>
      <text:list xml:id="list20580642" text:continue-numbering="true" text:style-name="L5">
        <text:list-item>
          <text:p text:style-name="P10">Attention que ça ne vous rentre pas dans le nez ou dans l'oreille. C'est tellement fin qu'on ne le voit pas et je ne suis pas sûr qu'on s'en rendrait compte.</text:p>
        </text:list-item>
      </text:list>
      <text:p text:style-name="P2">L'un des hommes parvient en seulement deux tentatives à emprisonner la fibre entre ses deux mains, un autre tente de le brûler avec son briquet mais la fibre ne semble pas vulnérable au feu. Vous vous emparez d'un extincteur à base de gel qui permet de figer cette fibre ainsi que toutes celles se tortillant le long du câble de se trouver emprisonnées dans une gangue de cristal jaunâtre.</text:p>
      <text:p text:style-name="P2">Vous donnez immédiatement ordre de regainer le câble et de vérifier sur toute sa longueur les différentes ouvertures accidentelles afin d'éviter toute propagation de ces fibres dans l'air ambiant, fut-il difficilement respirable.</text:p>
      <text:list xml:id="list20588915" text:continue-numbering="true" text:style-name="L5">
        <text:list-item>
          <text:p text:style-name="P10">Le câble remonte sur toute la hauteur de l'archologie et emprunte carrément des sections de couloirs d'aération, ce qui est normalement interdit. D'après le système central, c'est la société Beryz-Plants qui a fait installer ce câble mais une partie des archives est hors service à cause de l'incendie. Ils essaient de faire démarrer des serveurs de secours, on attend leurs infos.</text:p>
        </text:list-item>
        <text:list-item>
          <text:p text:style-name="P10">Si il y a quelque chose à cacher c'est le moment idéal pour détruire les preuves. Savez-vous à <text:soft-page-break/>quel étage se trouvent les serveurs ?</text:p>
        </text:list-item>
        <text:list-item>
          <text:p text:style-name="P10">30 étages au dessus de nous au 184ème</text:p>
        </text:list-item>
        <text:list-item>
          <text:p text:style-name="P10">Allons y tout de suite. Je crains d'avoir compris quelque chose.</text:p>
        </text:list-item>
        <text:list-item>
          <text:p text:style-name="P10">Là maintenant ? Oui oui, très bien.</text:p>
        </text:list-item>
        <text:list-item>
          <text:p text:style-name="P10">On peut s'y rendre en ascenseur ? </text:p>
        </text:list-item>
        <text:list-item>
          <text:p text:style-name="P10">Le plus rapide serait de prendre un Ax-spindler car les datafarms sont dans la région sud de la tour <text:s/>et là on est au nord, ça risque d'être long.</text:p>
        </text:list-item>
        <text:list-item>
          <text:p text:style-name="P10">Les axspindlers marchent encore dans ces étages ? On m'a dit qu'il y a avait eu des effondrements dans les couloirs.</text:p>
        </text:list-item>
        <text:list-item>
          <text:p text:style-name="P10">Ils sont en marche dans les sections non endommagées par l'incendie, on les utilise pour convoyer les blessés et du matériel de secours mais la façade sud est beaucoup touchée on va sûrement devoir finir à pieds.</text:p>
        </text:list-item>
        <text:list-item>
          <text:p text:style-name="P10">Bon si on ne peut pas mieux faire, allons y.</text:p>
        </text:list-item>
      </text:list>
      <text:p text:style-name="P2"/>
      <text:p text:style-name="P2">Durant le trajet, vous contactez le standard de la police et demandez qu'ils envoient des forces d'intervention pour préserver les serveurs des archives municipales. Votre interlocutrice vous répond après un temps que trois sections de six hommes sont en route et devraient être sur place avant même que vous arriviez.</text:p>
      <text:p text:style-name="P2">Quelques instants plus tard, l'axspindler s'arrête dans un couloir assez éloigné de votre destination. Vous en descendez, une petite aéroporteuse biplace à la couleur des pompiers est garée là qui doit servir à finaliser les déplacement mais personne n'est en poste et le véhicule refuse de démarrer. Aucune autre solution ne s'offre à vous. C'est donc à pieds, à un pas rapide, que vous terminez votre chemin le long des couloirs/rues aux parois couvertes de suie et au sol encombré de cendres.</text:p>
      <text:list xml:id="list8963930806096479789" text:style-name="L6">
        <text:list-item>
          <text:p text:style-name="P11">C'est là</text:p>
        </text:list-item>
      </text:list>
      <text:p text:style-name="P2">A votre arrivée, votre attention est attirée par un garde en poste devant la porte de la datafarm. Chose curieuse son uniforme est celui d'un civil aussi classieux que fourni en matériel divers, de nombreux équipements remontant jusqu'à son menton complètent l'arme automatique qu'il tient lâchement des deux mains et contraste avec son crâne chauve. En vous apercevant, il signale immédiatement votre présence à son supérieur dans la pièce et vous fait signe de vous arrêter.</text:p>
      <text:list xml:id="list903118294319981769" text:style-name="L7">
        <text:list-item>
          <text:p text:style-name="P12">Restez ici, attendez les instructions</text:p>
        </text:list-item>
        <text:list-item>
          <text:p text:style-name="P12">A qui pensez-vous parler je suis investi de la responsabilité judiciaire complète sur cet incendie, je suis dépêché ici par le Maire en personne, écartez vous, soldat.</text:p>
        </text:list-item>
      </text:list>
      <text:p text:style-name="P2">Mais cette stratégie irlandaise n'a pas l'effet escompté alors même que vous tentez d'écarter l'homme d'un vigoureux mouvement de bras, vous sentez la force mécanique de ses membres augmentés vous présenter un barrage infranchissable. Néanmoins votre aide de camp a su saisir l'opportunité, Kietan est passé derrière vous et est entré dans la salle tandis que l'attention du soldat était centrée sur vous. Mais de l'intérieur de la salle se laisse entendre un retentissant</text:p>
      <text:list xml:id="list6578643781621296647" text:style-name="L8">
        <text:list-item>
          <text:p text:style-name="P13">Entrez !</text:p>
        </text:list-item>
      </text:list>
      <text:p text:style-name="P2">Le garde se remet à son poste, semblant avoir reçu des instructions complémentaires dans son oreillette et vous laisse à votre tour pénétrer dans la datafarm. Sur votre droite se trouve un <text:s/>bureau encombré de documents en papier qui n'ont même pas jauni. Les larges colonnes de serveurs ont été clairement épargnées par l'incendie, saisissant contraste avec le spectacle entrevu de l'autre côté de la porte. Les parois en verre bleu ne sont même pas tâchées de fumée ou de poussière de cendre. Une dizaine d'hommes équipés de matériel militaire divers en parcourent les allées mais point d'uniformes ici, ces hommes habillés de noir, aux visages cachés par des masques à gaz et suréquipés font clairement partie d'un bataillon de mercenaires et probablement pas le moins cher sur le marché.</text:p>
      <text:p text:style-name="P2">Leur chef ou ce qui pourrait l'être à la vue de sa cyber-armure de samuraï s'approche de vous d'un pas lent mais sûr.</text:p>
      <text:list xml:id="list9102932949050521915" text:style-name="L9">
        <text:list-item>
          <text:p text:style-name="P14">Lieutenant, je peux vous aider ?</text:p>
        </text:list-item>
        <text:list-item>
          <text:p text:style-name="P14">Oui, que faites-vous ici ? Et qui êtes vous ?</text:p>
        </text:list-item>
        <text:list-item>
          <text:p text:style-name="P14">Ho ne vous inquiétez pas, je vais répondre à toutes vos questions, nous devons collaborer n'est-ce pas ? Circonstances exceptionnelles.</text:p>
        </text:list-item>
        <text:list-item>
          <text:p text:style-name="P14">Certainement mais ça ne répond pas à ma question.</text:p>
        </text:list-item>
        <text:list-item>
          <text:p text:style-name="P14">Je vous demande pardon, lieutenant, je suis en contact avec ma hiérarchie. Je demande un sauf conduit pour vous. Les instructions sont confuses aujourd'hui.</text:p>
        </text:list-item>
        <text:list-item>
          <text:p text:style-name="P14">Bon avec ou sans sauf conduit, nous sommes ici dans un but précis et je n'ai pas besoin de <text:soft-page-break/>votre autorisation. D'ailleurs vous représentez quel corps ?</text:p>
        </text:list-item>
        <text:list-item>
          <text:p text:style-name="P14">Nous sommes là pour sécuriser les archives, rien d’inquiétant.</text:p>
        </text:list-item>
        <text:list-item>
          <text:p text:style-name="P14">Mais vous êtes mandatés par qui ? Oh laissez tomber. Capitaine Wobalsky, quel est le numéro du serveur qui nous intéresse ?</text:p>
        </text:list-item>
        <text:list-item>
          <text:p text:style-name="P14">Je demande, vous répond prestement Kietan </text:p>
        </text:list-item>
        <text:list-item>
          <text:p text:style-name="P14">Je crains que ça ne pose un problème, objecte le samurai</text:p>
        </text:list-item>
        <text:list-item>
          <text:p text:style-name="P14">Je n'ai pas de réseau, les communications sont brouillés, observe Kietan.</text:p>
        </text:list-item>
        <text:list-item>
          <text:p text:style-name="P14">C'est une mesure mise en place pour éviter les piratages. Mais communiquez moi votre requête et je la transmets immédiatement à mes supérieurs.</text:p>
        </text:list-item>
      </text:list>
      <text:p text:style-name="P2">Hormis accumuler de la frustration, cette conversation ne vous mènera nulle part. De l’œil, vous tentez de dénombrer l'importance du contingent. A ce qu'il semble une huitaine de soldats équipés d'armes de guerre qui ne font rien de spécial hormis prendre l'air menaçant parmi lesquels deux silhouettes féminines et en plus des soldats, deux opérateurs affairés à se connecter un par un à chacun des serveurs semblant à la recherche de quelque chose.</text:p>
      <text:list xml:id="list1135788590704043464" text:style-name="L10">
        <text:list-item>
          <text:p text:style-name="P15">Bien dans ce cas nous allons retourner dans le couloir pour appeler de là bas. Ce sont des informations confidentielles.</text:p>
        </text:list-item>
        <text:list-item>
          <text:p text:style-name="P15">Je crains de ne pas pouvoir vous laisser retourner là bas. Vous êtes maintenant sous ma responsabilité et je dois m'assurer de votre sécurité.</text:p>
        </text:list-item>
        <text:list-item>
          <text:p text:style-name="P15">C'est une plaisanterie ?</text:p>
        </text:list-item>
        <text:list-item>
          <text:p text:style-name="P15">Je regrette. Je vous demanderai de ne plus bouger. J'attends des instructions vous concernant.</text:p>
        </text:list-item>
      </text:list>
      <text:p text:style-name="P2">Le samurai s'éloigne de vous, lassé par cette joute verbale stérile. A ce stade votre statut de prisonnier ne fait plus aucun doute et la nature criminelle des activités menés par ces hommes qui tiennent à dissimuler qui ils sont et pour qui ils travaillent n'en fait guère davantage. Si leur but était de gagner du temps, celui-ci joue également en votre faveur si tant est que les renforts promis par la police ne soient pas plus dramatiquement en retard qu'à l'ordinaire. Le samurai semble en grande conversation avec son oreillette et vous lance un regard un peu contrarié que vous analysez comme de mauvaise augure. Il appelle une des femmes soldats qui vous regarde en prenant ses instructions, ce qui semble encore moins bon. Derrière vous, le garde en poste est revenu dans la pièce pour vous avoir dans son périmètre d'action direct. Le samurai vous tourne maintenant le dos tandis que la femme s'approche d'un pas décidé. Plus le temps d'attendre la police. Vous sortez de votre poche le Wow-wow et coincez le bouton avec une pièce pour le garder à l'état allumé avant de le déposer sur le bureau sous une feuille de papier, Le temps que les soldats comprennent ce que vous avez fait, de hautes flammes s'élèvent au dessus du bureau. Les soldats s'élancent sans bien savoir s'ils doivent se concentrer sur vous ou sur le départ d'incendie. Vous vous élancez pour ressortir de la pièce non sans pousser Kietan à vous suivre mais la femme est parvenue à vous dépasser et vous bloque à présent le passage de façon menaçante, elle a sorti une courte épée à lame carrée dégageant une luminescence bleue pâle et vous lance un regard mauvais. Derrière vous le mercenaire chauve est surpris de se voir arroser d'une énorme quantité de mousse sortant du plafond. Vous attrapez Kietan par l'épaule et vous élancez dans la seule direction restante, vers la baie vitrée donnant sur l'extérieur de la tour. Mais tous les gardes sont en train de converger vers vous en sautant par dessus les bureaux mettant en évidence leurs réflexes surhumains, réflexes accélérés par les implants militaires qui garnissent leurs membres. Le samouraï vous fonce dessus se saisissant d'un petit pistolet automatique qui glisse littéralement le long de son bras pour venir se loger dans sa main, il est à présent le plus près de vous mais il est entraîné par son poids. Vous parvenez à l'esquiver alors qu'il se fracasse contre la vitre blindée. Il pousse un cri furieux.</text:p>
      <text:list xml:id="list1728271749288210436" text:style-name="L11">
        <text:list-item>
          <text:p text:style-name="P16">Butez les !</text:p>
        </text:list-item>
      </text:list>
      <text:p text:style-name="P2">L'un des soldats tente de tirer dans votre direction mais, voyant ses balles se loger dans les vitres blindées, non loin de son chef, il réalise que c'est une mauvaise solution. De toute façon le fait de vouloir converger vers vous, les ont tous trop rapprochés les uns des autres et l'usage des armes à feu n'est pas la meilleure option dans cette configuration de mêlée. Keatan ramasse des feuilles sur un bureau et les lance sur le départ de feu que vous avez provoqué afin de le faire reprendre. Vous abritant l'espace d'une seconde derrière une paroi métallique protégeant un serveur vous avisez un extincteur dans sa boite murale et foncez sur lui pour vous en emparer. L'opération réussit, vous attrapez le lourd objet et en faites sauter la goupille tandis qu'une lame bleutée s'abat tout près de votre tête, se fracassant contre le mur non sans étincelles. Le cri déchaîné d'une femme est étouffé quand elle sent son visage se remplir de mousse que vous avez dirigé vers elle par pur réflexe. Un coup d'extincteur violemment asséné dans le front, la met, au moins momentanément, hors de combat. Mais <text:soft-page-break/>l'extincteur vous est arraché des mains tandis que vous entendez Keatan pousser un grand cri de douleur. Ce cri à détourné l'attention de vos assaillants un quart d'instant et vous parvenez à vous glisser entre deux soldats pour vous sortir de cette impasse. Mais le soldat chauve, tenant l'extincteur d'une seule main le fait tournoyer en l'air avant de l'abattre à côté de vous dans un grand fracas. Vous roulez littéralement sur vous même, abritant votre visage entre vos mains dans la perspective d'un nouveau coup sans doute définitif. Et le coup est encore plus violent que ce que vous imaginiez d'autant qu'en s'abattant sur vos mains vous sentez nombre des os de vos mains éclater dans la violence du choc, un deuxième coup vous atteint à la tête, si violent que vous sentez votre crâne s'ouvrir en deux. Black-out. La dernière pensée que vous avez est pour votre main toute chaude qui tombe au sol.</text:p>
      <text:p text:style-name="P2"/>
      <text:list xml:id="list934846208829594298" text:style-name="L12">
        <text:list-item>
          <text:p text:style-name="P17">C'est moi qui ai demandé à ce que vous ne soyez pas tué. Est-ce que ça me vaudra votre reconnaissance ? J'imagine que non.</text:p>
        </text:list-item>
      </text:list>
      <text:p text:style-name="P2">L'homme qui vous parle est un inconnu. Probablement le samourai. Il vous sourit d'un air assez gentil, ce qui est déstabilisant compte tenu du contexte.</text:p>
      <text:list xml:id="list6783015435692649439" text:style-name="L13">
        <text:list-item>
          <text:p text:style-name="P18">On a même soigné votre tête et vos mains. On a beaucoup d'implants tout prêts pour nous réparer nous mêmes au cas où ce genre de situation se présente. On pouvait se le permettre. … J'imagine que vous vous demandez pourquoi on a fait ça ?</text:p>
        </text:list-item>
      </text:list>
      <text:p text:style-name="P2">Vous vous sentez endolori. Manifestement vous êtes attaché assis dans une chaise de dentiste. </text:p>
      <text:list xml:id="list7402369906603186518" text:style-name="L14">
        <text:list-item>
          <text:p text:style-name="P19">Je pourrais inventer des tas de raisons pour noyer le poisson mais en fait j'imagine que j'ai tout simplement du respect pour votre grade. J'ai grandi sur des bases militaires alors j'ai pris le pli. Mon père, ses amis étaient tous des gradés, c'est aussi simple que ça. Et puis vous êtes un pompier, vous sauvez les gens. J'ai fait valoir que votre mort ne servirait à personne. S'ils n'avaient pas accepté, vous ne seriez plus là ceci dit. </text:p>
        </text:list-item>
      </text:list>
      <text:p text:style-name="P2">Vous êtes manifestement sous morphine, votre corps dans son entier vous paraît dilaté, chaud et mou, vous voulez parler mais votre bouche est lente à vous suivre et vous renoncez dans un premier temps. Mais une pensée devient subitement obsédante : Keatan. Où est Keatan ?</text:p>
      <text:list xml:id="list7960176946133446289" text:style-name="L15">
        <text:list-item>
          <text:p text:style-name="P20">Nous avons signalé votre présence à notre avocat qui contactera la police d'ici quelques minutes pour qu'ils viennent vous chercher. Vous serez chez vous ce soir avec votre femme ou qui vous voulez, enfin si ça n'a pas brûlé je veux dire.</text:p>
        </text:list-item>
      </text:list>
      <text:p text:style-name="P2">Le type sort de la pièce tranquillement. Keatan n'est en tous cas, pas dans la même pièce que vous. Vous laissez vos yeux se refermer sans savoir si vous avez eu de la chance ou le contraire.</text:p>
      <text:p text:style-name="P2"/>
      <text:list xml:id="list7717621286449238727" text:style-name="L16">
        <text:list-item>
          <text:p text:style-name="P21">Kietan Wobalsky est mort, il est tombé à l'extérieur après l'explosion de la grenade qui a brisé la verrière et bousillé la moitié des serveurs. Le pire est que l'incendie d'hier a occasionné tant de morts et de gens qui sont tombés à l'extérieur cette nuit qu'il faudra sans doute un certain temps aux autorités sanitaires pour identifier son cadavre parmi tous les autres. C'est un véritable charnier là en bas. Les robots mettront le corps dans un bac réfrigéré d'ici ce soir et il restera là dedans un bon mois je pense. Vous étiez proches ? Mes condoléances. Superbes vos prothèses.</text:p>
        </text:list-item>
      </text:list>
      <text:p text:style-name="P2">Le médecin qui s'occupe de vous détacher a un air goguenard qui laisse penser qu'il est devenu insensible à toute douleur humaine. Un rôle appris par cœur pour se protéger sans doute. A moins qu'il ne soit vraiment insensible.</text:p>
      <text:p text:style-name="P2">Vous vous asseyez pour reprendre vos esprits. La pièce est remplie de policiers. Ces policiers qui auraient du venir beaucoup plus tôt et même arriver avant vous. Vous vous interrogez. Êtes-vous en train de chercher des coupables faciles ou de vous laisser aller à des fantasmes de complotisme ? Le fait est que cette théorie ne doit pas être trop rapidement écartée non plus car elle comporte peut être quelque chose de vrai. Kietan est mort. Et les responsables de sa mort ont partie liée avec l'urbanisme. Votre intuition était juste. Des hommes, des criminels, étaient dans la datafarm à récupérer ou à détruire des données. Et sans doute ces données avaient elles un rapport quelconque avec la présence de cette gaine dans les conduits d'aération.</text:p>
      <text:p text:style-name="P2">Vous relevez vos mains à présent maintenues dans des mitaines cybernétique de métal noir. Elles sont fonctionnelles, les doigts bougent mais ils sont surlignés d'une couche transparente rigide et brillante. </text:p>
      <text:p text:style-name="P2">Le capitaine de l'escouade vous voyant debout se dirige vers vous. Vous anticipez ses paroles et décidez d'aller à l'essentiel.</text:p>
      <text:list xml:id="list2815280924505558859" text:style-name="L17">
        <text:list-item>
          <text:p text:style-name="P22">Ça va vous ?</text:p>
        </text:list-item>
        <text:list-item>
          <text:p text:style-name="P22">Vous avez été prévenus par un avocat m'a t-on dit ?</text:p>
        </text:list-item>
        <text:list-item>
          <text:p text:style-name="P22"><text:soft-page-break/>Oui. Il y a moins de trente minutes. On a débarqué ici et on vous a trouvé.</text:p>
        </text:list-item>
        <text:list-item>
          <text:p text:style-name="P22">Vous pouvez me dire qui est l'avocat en question ?</text:p>
        </text:list-item>
        <text:list-item>
          <text:p text:style-name="P22">Bien sûr, il a donné ses coordonnées complètes. Mais on ne pourra pas lui demander de livrer son client. Surtout vous, vous n'êtes pas précisément un civil.</text:p>
        </text:list-item>
        <text:list-item>
          <text:p text:style-name="P22">Ok, il me faut son nom. Le plus vite possible. Et pour ce qui est de mon aide de camp, le médecin m'a dit qu'il était tombé par la baie vitrée. Comment l'avez-vous su ? Des caméras ?</text:p>
        </text:list-item>
        <text:list-item>
          <text:p text:style-name="P22">Ah non, je ne sais pas. Je crois que les réseaux de caméras ont été stoppées ce matin pour pouvoir traiter ce qui a été enregistré hier. Non non plus aucune caméra ne marche. Le médecin vous a dit ça ? Comment il l'a su ?</text:p>
        </text:list-item>
        <text:list-item>
          <text:p text:style-name="P22">Il a aussi parlé d'une grenade qui a détruit les serveurs. Je n'ai pas vu ça. J'étais peut être déjà évanoui.</text:p>
        </text:list-item>
        <text:list-item>
          <text:p text:style-name="P22">Ce n'est pas une grenade, c'est... vous voulez dire que les serveurs étaient en bon état quand vous êtes arrivés ce matin ?</text:p>
        </text:list-item>
        <text:list-item>
          <text:p text:style-name="P22">Oui en parfait état, je vous le confirme.</text:p>
        </text:list-item>
      </text:list>
      <text:p text:style-name="P2">Le capitaine se retourne vers un agent qui se tient debout derrière lui, une femme blonde aux cheveux soigneusement rangés sous sa casquette.</text:p>
      <text:list xml:id="list20573157" text:continue-numbering="true" text:style-name="L17">
        <text:list-item>
          <text:p text:style-name="P22">Où est le médecin qui était là il y a trois minutes ?</text:p>
        </text:list-item>
        <text:list-item>
          <text:p text:style-name="P22">Le docteur Harvin ? Il est reparti dans une clinique s'occuper des blessés. Le bilan humain est catastrophique aujourd'hui </text:p>
        </text:list-item>
        <text:list-item>
          <text:p text:style-name="P22">Vous le connaissez ? Il travaille souvent pour nous ?</text:p>
        </text:list-item>
        <text:list-item>
          <text:p text:style-name="P22">Ben régulièrement je dirais.</text:p>
        </text:list-item>
        <text:list-item>
          <text:p text:style-name="P22">Quelle clinique ?</text:p>
        </text:list-item>
      </text:list>
      <text:p text:style-name="P2"/>
      <text:p text:style-name="P2">Vous appelez vos hommes pour leur demander l'adresse de l'avocat</text:p>
      <text:p text:style-name="P2"/>
      <text:p text:style-name="P4">En ressortant de la salle, vous êtes accueilli par un parterre de journalistes qui vous pressent de questions. D'abord incommodé et peu attentif vous êtes plutôt surpris que ces personnes vous appellent tous par votre nom.</text:p>
      <text:list xml:id="list6885306880796440600" text:style-name="L18">
        <text:list-item>
          <text:p text:style-name="P57">Monsieur Zher-Angorr, pensez<text:span text:style-name="T3">-vous</text:span> que ce mystérieux câble révèle une expérimentation d'ampleur sur l'air respirable ? Est-ce que quelqu'un joue aux apprentis sorciers avec les poumons des habitants ?</text:p>
        </text:list-item>
        <text:list-item>
          <text:p text:style-name="P58">Capitaine Angorr, <text:span text:style-name="T2">capitaine</text:span> Angorr, aviez-vous déjà vu ce genre de câbles dans des conduites d'aération à plusieurs reprises comme on le dit ?</text:p>
        </text:list-item>
        <text:list-item>
          <text:p text:style-name="P57">Capitaine Angorr, vous êtes équipé de mains prothétiques de dernière génération ? C'est récent ? Avez-vous été impliqué dans un accident ? Qui a financé ces <text:span text:style-name="T3">prothèses</text:span> ?</text:p>
        </text:list-item>
        <text:list-item>
          <text:p text:style-name="P57">Monsieur Zher-Angorr, est-il possible <text:span text:style-name="T3">selon</text:span> vous qu'il y aie un rapport entre le grand incendie et la volonté de dissimuler des expérimentations de ce type sur la population ?</text:p>
        </text:list-item>
      </text:list>
      <text:p text:style-name="P4">Vous vous arrêtez, déconcerté et vous proposez de répondre en bottant en touche, arguant que l'enquête est en cours et qu'à ce stade aucune conclusion sérieuse n'est envisageable.</text:p>
      <text:list xml:id="list20594007" text:continue-numbering="true" text:style-name="L18">
        <text:list-item>
          <text:p text:style-name="P59">C'est lieutenant pas capitaine, écoutez, nous réunissons les preuves jusqu'à présent et sans accord préalable avec ma hiérarchie, il est impensable que je me livre à de quelconques alléga...</text:p>
        </text:list-item>
      </text:list>
      <text:p text:style-name="P4">Quand soudain, une image se superpose à la réalité, une image uniquement présente dans votre tête. Vous y voyez l'image épouvantable de trois pompiers coincés par l'effondrement d'une sorte de rouleau de mousse isolante en flammes. Vous voyez ces trois hommes périr en moins d'une minute dans des souffrances indescriptibles, tendant les mains vers vous. Et la scène est filmée de près.</text:p>
      <text:p text:style-name="P5"/>
      <text:p text:style-name="P4">Totalement pétrifié par cette vision, vous tentez de rassembler vos esprits alors que l'image a disparu depuis un temps qui vous semble une éternité. Les journalistes continuent à vous presser de questions mais vous les repoussez et retrouver aussi vite que possible la solitude métallique d'un axspindler.</text:p>
      <text:p text:style-name="P4">Vous considérez vos mains plus attentivement. Il apparaît que les prothèses dont vous êtes équipé sont en tout état de cause des bijoux technologiques hors de prix, puis vous portez les doigts jusqu'au pansement qui barre votre front. Qu'y a-t-il en réalité là dessous ? La scène que vous venez de voir à l'intérieur de votre rétine pourrait-elle être une mise en garde ? Un avertissement, une menace ?</text:p>
      <text:p text:style-name="P4"><text:soft-page-break/>L'épisode de l'étrange tube est donc connue de l'opinion publique et votre nom également. Voilà qui explique plus clairement pourquoi les mercenaires vous ont épargné. Leur commanditaire préfère manifestement vous tenir en laisse avec ce genre de visions menaçantes que de vous voir devenir un martyre.</text:p>
      <text:p text:style-name="P4">L'urgence est donc de trouver quelqu'un pour vous débarrasser de ces implants. Il vous revient en tête le nom de votre ancien médecin-chef de caserne, du temps où vous étiez affecté au 303<text:span text:style-name="T1">ème </text:span>étage. Eddward Hyndura, surnommé Eddy le glaireux, vous ne l'avez jamais appelé comme ça, même pour rire, vous aviez de bon rapports avec lui, il pourrait être l'homme dont vous avez besoin.</text:p>
      <text:p text:style-name="P4">Vous retrouvez très facilement son contact et appelez son cabinet, apprenant qu'il est retourné au civil depuis deux ans. Sa secrétaire essaie de vous dissuader arguant qu'aucun rendez-vous n'est possible avant plusieurs mois mais vous vous présentez comme un ami personnel. Elle vous propose de passer au cabinet tenter votre chance car il est sur le point de revenir d'une consultation qu'il donne au 227ème pour des brûlures qu'elle vous décrit comme «sans gravité».</text:p>
      <text:p text:style-name="P4">Une clignement réticulaire plus tard, vous sortez précisément dans la rue où se trouve son cabinet. Et vous approchez de sa porte. Mais soudain votre pas reste suspendu, votre sang se glace. Juste devant la porte que vous cherchiez se tient une silhouette que vous connaissez. Le mercenaire chauve qui vous observe du coin de l’œil, tranquillement appuyé sur la rambarde d'un escalier, bras croisés. Vous entendez distinctement une voix cependant vous savez qu'elle ne résonne que dans votre tête. Cette voix que vous ne reconnaissez que trop facilement. Le samouraï.</text:p>
      <text:list xml:id="list20592099" text:continue-numbering="true" text:style-name="L18">
        <text:list-item>
          <text:p text:style-name="P57">Lieutenant, j'espère que <text:span text:style-name="T3">tout</text:span> va bien avec vos prothèses, cela peut être troublant si vous n'avez pas l'habitude mais sur ces modèles, le confort est très bon, vous allez vous y faire ; Je veux dire : je ne pense pas que le moindre réglage soit nécessaire. Cela pourrait causer de nouvelles blessures que l'on peut facilement éviter. On se comprend ?</text:p>
        </text:list-item>
        <text:list-item>
          <text:p text:style-name="P59">Qui êtes vous ? Pour qui travaillez vous ? Comment saviez vous que j'allais... Qu'avez-vous mis dans ma tête ?</text:p>
        </text:list-item>
      </text:list>
      <text:p text:style-name="P4">Vous ne faites que murmurer mais vous supposez que le système fiché dans votre crâne dispose d'un dispositif d'écoute. Et vous constatez très vite que vous avez raison.</text:p>
      <text:list xml:id="list20586501" text:continue-numbering="true" text:style-name="L18">
        <text:list-item>
          <text:p text:style-name="P57">Cela fait beaucoup de questions, nous serons ravis de vous donner toutes les réponses très rapidement. Mais d'ici là <text:span text:style-name="T3">nous</text:span> allons vous demander de nous rendre un petit service.</text:p>
        </text:list-item>
        <text:list-item>
          <text:p text:style-name="P57">Allez vous faire foutre. J'ai des vies à sauver, il y a des morts partout, je n'ai pas de temps à vous consacrer.</text:p>
        </text:list-item>
        <text:list-item>
          <text:p text:style-name="P57">Allons. Vous êtes <text:span text:style-name="T3">enquêteur,</text:span> vous ne sauvez aucune vie. Vous ne faites que soulever des problèmes. Notre agent a pour vous des instructions , allez jusqu'à lui et prenez l'air dégagé, on vous regarde peut être.</text:p>
        </text:list-item>
      </text:list>
      <text:p text:style-name="P4">Vous décidez de ne pas obéir et tournez les talons . Mais presque immédiatement, dans votre tête réapparaissent les images des trois pompiers en train de brûler, images auxquelles s'enchaînent d'autres images non moins horribles et puis le montage s'accélère dans un chaos de séquences de morts plus épouvantables les unes que les autres, le son est insupportable hachuré, des hurlements entrecoupés de bruit blanc. Beaucoup de ces visages vous sont des gens connus et les voir périr quasiment en direct est une expérience indescriptible, atrocement douloureuse. Quand les images cessent, vous avez un genou en terre et la tête entre les mains. La voix revient.</text:p>
      <text:list xml:id="list20600578" text:continue-numbering="true" text:style-name="L18">
        <text:list-item>
          <text:p text:style-name="P57">Allons, honnêtement vous nous obligez à improviser. Ne nous forcez pas à devenir créatifs. Allez donc récupérer ces instructions et oublions ça. Nous en aurons fini, on ne vous recontactera plus. Je serai aussi ravi que vous de passer à autre chose.</text:p>
        </text:list-item>
      </text:list>
      <text:p text:style-name="P4">Mais aussi éprouvante que fut cette expérience, vous êtes plus déterminé que jamais à ne pas obéir. Vous vous relevez et accrochez fermement une rambarde au cas où ils seraient tentés de recommencer leur petite expérience et continuez à progresser dans la rue en direction de l'ascenseur. Un homme en veste rouge marche nonchalamment dans votre direction, en arrivant à votre niveau, il se tourne vers vous et, d'une voix bizarrement fluette vous demande si vous allez bien. Vous répondez que oui, alors il s'éloigne. Vous recommencez à marcher quand un bruit absolument horrible vous vrille le tympan, une distorsion suraiguë crashe ses décibels directement dans votre cerveau tandis qu'une succession de flashes très violents vous déclenche une épouvantable migraine. Vos glandes salivaires s'emballent, votre gorge se serre, un goût indélicat envahit votre bouche et un haut le cœur secoue votre poitrine.</text:p>
      <text:list xml:id="list20594645" text:continue-numbering="true" text:style-name="L18">
        <text:list-item>
          <text:p text:style-name="P57"><text:soft-page-break/>On continue ? Je suppose que oui, vous êtes un dur.</text:p>
        </text:list-item>
      </text:list>
      <text:p text:style-name="P4">Des images et des sons se heurtent dans votre esprit comme <text:s/>une antenne déréglée sautant d'une station à l'autre et recommençant et additionnant et multipliant. Des organes découpés au scalpel, des chocs électriques, des trucs vivants qui pourrissent en vitesse accélérée... Vos boyaux se tordent subitement, vous sentez comme un acide vous dévorer les entrailles et une vague de chaleur remonter jusqu'à votre estomac, votre bouche s'emplit d'acide, la tête vous tourne violemment et vous perdez l'équilibre, votre vue se brouille et une quinte de toux vous coupe la respiration. Vous tombez brutalement sur le pavé. Du sang coule du coin de votre œil droit.</text:p>
      <text:list xml:id="list20599349" text:continue-numbering="true" text:style-name="L18">
        <text:list-item>
          <text:p text:style-name="P57">Franchement je pensais <text:span text:style-name="T3">qu'il</text:span> faudrait pousser davantage le dispositif pour obtenir ces résultats, je commence à m'amuser, j'ai très envie de voir ce qui se passe si je pousse jusqu'au niveau 2. Il y a 10 niveaux, vous saviez ça ?</text:p>
        </text:list-item>
        <text:list-item>
          <text:p text:style-name="P57">C'est bon, je vais les <text:span text:style-name="T3">prendre</text:span> vos instructions, on est d'accord que vous ne me demanderez rien d'autre après ça ?</text:p>
        </text:list-item>
      </text:list>
      <text:p text:style-name="P4">Votre tête cogne, une espèce de battement entre une sensation de trop chaud et des sueurs glacées dans votre nuque raidit tous vos muscles jusqu'à la douleur. De la salive mousseuse s'écoule de votre bouche dans votre barbe noire.</text:p>
      <text:list xml:id="list20582907" text:continue-numbering="true" text:style-name="L18">
        <text:list-item>
          <text:p text:style-name="P57">J'oublierai jusqu'à votre nom et croyez-moi, je ne demande que ça.</text:p>
        </text:list-item>
      </text:list>
      <text:p text:style-name="P4">Vous mordez vos joues, parvenez à vous remettre debout et titubez en direction de la maison. L'homme chauve vous attend, droit comme un i. Le temps vous paraît long le temps d'arriver jusqu'à lui. Quand vous vous retrouvez enfin à son niveau, l'homme sort une enveloppe de sa veste et vous la tend à hauteur de ceinture. Vous l'attrapez alors qu'un nouveau doute vous assaille. Elle contient des liasses de billets. Le doute est massif. Si quelqu'un vous a vu à cet instant, vous êtes marron. Vous tournez la tête dans la seule direction imaginable et la femme mercenaire est là, manifestement en train de vous filmer debout sur un balcon souriant d'un air mauvais en fixant son portable. Plus loin un autre mercenaire se montre, lui aussi en train de vous filmer.</text:p>
      <text:p text:style-name="P4">Vous jetez l'argent à terre de manière visible et vous éloignez. Derrière vous l'homme vous regarde partir, se baisse, ramasse l'argent nonchalamment.</text:p>
      <text:p text:style-name="P4">Une fois seul dans l'axspindler, vous vous adossez à la paroi, épuisé moralement et physiquement, vous fermez les yeux et glissez jusqu'au sol où vous tombez assis, vous resterez comme ça jusqu'à l'arrivée en station.</text:p>
      <text:p text:style-name="P2"/>
      <text:p text:style-name="P2">Et puis soudain vous repensez à ce que vous a dit la secrétaire. C'était bien au 227ème qu'il était parti donner sa consultation ? Impossible de rappeler vos archives mentales pour vous en assurer, les autres pourraient s'en rendre compte s'ils piratent votre tête. Mais vous en êtes presque sûr. Le 227ème est un étage résidentiel qui a la particularité d'être isolé entre plusieurs étages plutôt malfamés. Acquérir un appartement ou même un simple conapt au 227ème est toujours une tentation car les prix sont alléchants mais c'est un endroit qui garde mauvaise presse.</text:p>
      <text:p text:style-name="P2">Sauf que toute la partie nord du 227ème a brûlé cette nuit, l'incendie n'avait commencé que depuis trois heures et tout le monde ou presque était déjà évacué à cet étage.</text:p>
      <text:p text:style-name="P2">Si Eddy revient en axspindler, il devra donc à un moment où à un autre emprunter le terminal 230-Sud. Vous pourrez peut être l'intercepter là bas, en attendant, vous tapez votre nouvelle destination sur le clavier mural en prenant garde de ne pas le regarder. Ce que vous voyez, le samouraï et ses hommes le voient aussi mais si vous ne regardez pas, vous pouvez prendre au moins un peu d'avance.</text:p>
      <text:p text:style-name="P2">Deux minutes plus tard le signal retentit indiquant que vous êtes arrivé. Vous déclenchez l'arrêt d'urgence et bloquez les portes. Un homme s'approche de vous mais vous ne le voyez pas car vous fixez le plafond. Gagner du temps.</text:p>
      <text:list xml:id="list919810506769626547" text:style-name="L19">
        <text:list-item>
          <text:p text:style-name="P23">Lieutenant ? Que faites vous ici ? Vous avez besoin d'aide ? Qu'est-ce que vous regardez la haut ? Y'a une gaine bizarre ou quelque chose ? Je ne vois rien.</text:p>
        </text:list-item>
      </text:list>
      <text:p text:style-name="P2">Vous attrapez le bras de l'homme et reconnaissez sous vos doigts le relief de son écusson de garde municipal. En tous cas, vos prothèses manuelles, elles, marchent particulièrement bien.</text:p>
      <text:list xml:id="list20583848" text:continue-numbering="true" text:style-name="L19">
        <text:list-item>
          <text:p text:style-name="P23">Ne dites plus rien.</text:p>
        </text:list-item>
      </text:list>
      <text:p text:style-name="P2">L'homme se tait. Il doit vous prendre pour un fou mais il a parlé de gaine bizarre. Il est donc au courant de la découverte de ce matin et vous a sans doute reconnu.</text:p>
      <text:list xml:id="list7570797205063313846" text:style-name="L20">
        <text:list-item>
          <text:p text:style-name="P24">Combien d'axspindlers sont passés ici depuis 10 minutes ?</text:p>
        </text:list-item>
        <text:list-item>
          <text:p text:style-name="P24"><text:soft-page-break/>Euh... aucun je crois.</text:p>
        </text:list-item>
        <text:list-item>
          <text:p text:style-name="P24">Vérifiez, c'est important</text:p>
        </text:list-item>
        <text:list-item>
          <text:p text:style-name="P24">Aucun, aucun. Le dernier c'était il y a vingt bonnes minutes. Un médecin qui descendait voir un patient. La zone est évacuée. Il n'y a plus que les secours qui circulent et dans cette zone on n'a presque plus personne à secourir.</text:p>
        </text:list-item>
      </text:list>
      <text:p text:style-name="P2">Vous lui faites signe de se taire en posant votre doigt sur vos lèvres. Dans votre tête la voix du samouraï.</text:p>
      <text:list xml:id="list4050230464121561065" text:style-name="L21">
        <text:list-item>
          <text:p text:style-name="P25">Lieutenant ? Vous êtes ridicule je vous signale. On a une image de vous complète ici, vos mains et votre tête penchée en arrière, c'est comique. On dirait un numéro d'otarie savante. Que faites-vous au 230ème étage ?</text:p>
        </text:list-item>
      </text:list>
      <text:p text:style-name="P2">Vous ne répondez pas. Le garde ne comprend pas du tout ce qui se passe et tente doucement de dégager son bras mais vous resserrez votre étreinte. Subitement, un signal se fait entendre, un <text:s/>axspindler est en approche. C'est peut être Eddy. A l'instant où vous pensez ça, vous sentez les images revenir et les douleurs au ventre vous reprendre. Vous abaissez votre regard sur le garde et avez le temps de lui dire :</text:p>
      <text:list xml:id="list2799826393185049191" text:style-name="L22">
        <text:list-item>
          <text:p text:style-name="P26">L'axspindler qui arrive. Arrêtez le ! C'est un ordre. Ils ont piraté mon cerveau. Le médecin dedans... c'est mon ami.</text:p>
        </text:list-item>
      </text:list>
      <text:p text:style-name="P2">Et vous arrachez le pansement sur votre front révélant la cicatrice sanglante percée de métal. L'instant d'après vous vous jetez au sol pour vomir, à nouveau torturé par les bruits stridents et les images qui flashent dans vos rétines, l'estomac tordu de douleur. Des spasmes vous secouent de part en part comme si vous étiez tombé sur un câble à haute tension. Vous sentez de loin que le garde parle à un homme vous sentez des doigts se poser sur votre cou, la douleur est plus violente encore. Une seringue pneumatique s'enfonce subitement dans votre nuque et le noir envahit tout. Morphine.</text:p>
      <text:p text:style-name="P2"/>
      <text:p text:style-name="P2">Vous ouvrez les yeux, vous êtes allongé sur un lit tout habillé. Vous portez les mains à votre tête. Elle est entourée d'une serviette. Aucune image aucun son dans votre cerveau mais un grésillement ininterrompu et fluctuant. Vous soulevez légèrement la serviette avec votre pouce pour voir. L'agression est immédiate. Les images, confuses, brisées, les sons distordus, hachurés, tentent de se frayer un chemin jusqu'à votre pensée. Vous rabattez la serviette dans un geste brusque. L'agression s'atténue. Vous entendez une voix venant de derrière vous.</text:p>
      <text:list xml:id="list5767487859079603465" text:style-name="L23">
        <text:list-item>
          <text:p text:style-name="P27">Ne retirez pas la serviette, elle devrait vous protéger des émissions malveillantes.</text:p>
        </text:list-item>
        <text:list-item>
          <text:p text:style-name="P27">Eddy c'est toi ? Tu ne me reconnais pas ? <text:s/>Masdor Zher-Angorr de la caserne LIB-4</text:p>
        </text:list-item>
        <text:list-item>
          <text:p text:style-name="P27">Ah putain oui. Le garde m'a dit que tu étais son ami ou un truc comme ça, j'ai pas tout compris.</text:p>
        </text:list-item>
        <text:list-item>
          <text:p text:style-name="P27">Non je disais que tu étais un ami à moi. Pour que tu m'aides.</text:p>
        </text:list-item>
        <text:list-item>
          <text:p text:style-name="P27">Comment tu as pu te mettre une merde pareille dans le crâne ? C'est connu que ces saloperies ont des backdoors. Et même sachant ça, les gens continuent à s'en faire poser. Je dois être trop vieux. Je ne comprends pas ça.</text:p>
        </text:list-item>
        <text:list-item>
          <text:p text:style-name="P27">On m'a pas laissé le choix. Attends. On est où là ? Pas dans ta clinique si ?</text:p>
        </text:list-item>
        <text:list-item>
          <text:p text:style-name="P27">Non, on est dans la loge du garde. T'étais pas transportable et y'avait pas de brancard dispo dans les environs.</text:p>
        </text:list-item>
        <text:list-item>
          <text:p text:style-name="P27">Écoute faut qu'on se barre. J'ai un transpondeur dans la tête. J'ai trouvé les mecs qui ont foutu le feu cette nuit mais ils me cherchent. Les mecs peuvent arriver ici. C'est des militaires.</text:p>
        </text:list-item>
        <text:list-item>
          <text:p text:style-name="P27">Tu déconnes ?</text:p>
        </text:list-item>
        <text:list-item>
          <text:p text:style-name="P27">Je suis désolé de t'entraîner là dedans mais là, faut que je sois invisible et qu'on se barre. Fais moi confiance, si tu penses que je suis dingue laisse moi le bénéfice du doute sur le prochain quart d'heure après ça, je n'essaierai plus de te convaincre. Là faut se bouger.</text:p>
        </text:list-item>
        <text:list-item>
          <text:p text:style-name="P27">Ça marche approche ta tête, je vais te remettre une couche de métagaze et du papier d'alu. Je préfère être sûr. Okay ça ira. Allez, on se trace.</text:p>
        </text:list-item>
      </text:list>
      <text:p text:style-name="P2">Vous demandez au garde de bloquer tous les axspindlers dès que vous aurez dépassé l'échangeur situé au dessus du terminal puis de quitter son poste et de s'éloigner le plus loin possible, vous insistez sur le fait que c'est un ordre. </text:p>
      <text:p text:style-name="P2"/>
      <text:p text:style-name="P2">Subitement l'écran mural de l'axspindler affiche un signal d'alerte. Pour des raisons soi-disant d'urgence la cabine est détournée de son parcours initial pour vous mener on ne sait où. Vous sortez de votre poche le passe partout des pompiers et faites sauter la plaque de protection des commandes d'urgence. Vous forcez l'arrêt de l'appareil et Eddy vous aide à ouvrir les portes de force. Vous devez <text:soft-page-break/>progresser à plat ventre contre le mur du tunnel sur quelques mètres avant de vous hisser jusqu'à une porte ouvrant vers l'extérieur. La poignée intérieure n'oppose aucune résistance et vous pouvez sortir dans un étage inattendu. Immédiatement l'odeur de brûlé et la senteur particulière de la mousse antifeu se mêlent de façon extrêmement désagréable. Vous devez remonter vos petits masques à gaz en plastique pour pouvoir respirer normalement. Cet endroit était jusqu'à cette nuit un immense jardin luxuriant, un véritable poumon pour l'arcologie ou du moins pour sa partie basse. Mais depuis ce matin le spectacle qu'offre l'endroit est défiguré. Une boue noirâtre recouvre le sol, créant des monticules savonneux d'où se dégagent quelques troncs maigres dévorés par les flammes. Au dessus de vous le plafond noirci par la fumée tente par endroits d'afficher des bouts de ciel clignotant avec difficulté, des plantes grimpantes calcinées s'y balancent dégoûtantes de liquide. L'illusion est rompue. A cinq cent mètres de vous un mur percé de plusieurs portes vous promet une sortie, peut être un nouvel itinéraire. Votre propre terminal mental n'étant plus connecté à aucun réseau, vous demandez à Eddy de consulter les cartes de l'endroit en quête d'une solution. Et puis vous pensez aux conduites d'eau que les pompiers utilisent parfois. Des échelles permettent de passer d'un étage à l'autre. En attendant la boue gène votre avancée.</text:p>
      <text:list xml:id="list2128872095961971092" text:style-name="L24">
        <text:list-item>
          <text:p text:style-name="P28">Est-ce que tu connais un hacker compétent dans les environs ? Un qui aurait une chance de ne pas avoir été évacué... ou brûlé ? On aurait vraiment besoin de ça là maintenant.</text:p>
        </text:list-item>
        <text:list-item>
          <text:p text:style-name="P28">Mon fils en connaissait un je crois. Ricardo quelque chose. Je peux l'appeler pour lui demander, il est monté plus haut dans les étages chez le frère de sa mère.</text:p>
        </text:list-item>
        <text:list-item>
          <text:p text:style-name="P28">Si c'est un gamin qui joue aux jeux vidéo toute la journée, je ne suis pas sûr que ça nous aide.</text:p>
        </text:list-item>
        <text:list-item>
          <text:p text:style-name="P28">Écoute, tu critiqueras quand j'aurai rien à te proposer si tu veux bien.</text:p>
        </text:list-item>
        <text:list-item>
          <text:p text:style-name="P28">Désolé. Tente le coup. Mais dis lui de se méfier, tu es peut être déjà sur écoute.</text:p>
        </text:list-item>
      </text:list>
      <text:p text:style-name="P2">Le fils répond très vite qu'il a contacté son ami et que celui-ci devrait vous rappeler très vite. Et effectivement, moins d'une minute plus tard, l'appel est retransmis. Le gamin a pris soin de flouter son portrait sur le moniteur holographique et il vous annonce que l'appel est à la fois intraçable et diffusé sur les réseaux en direct. Que toute une communauté est en train de se mobiliser pour vous aider. Ils ont trouvé une vieille cabine d'axspindler que vous pourrez piloter de l'intérieur mais comme elle ne se commande pas à distance il faut que vous la rejoignez par vos propres moyens. Dans le même temps vous parvenez à la porte de service donnant sur les conduites et accédez aux échelles. Les journalistes sont prévenus de votre infortune et commencent à l'ébruiter auprès de l'opinion. Certains vous présentant comme un héros, les autres relevant tout ce qui pourrait vous compromettre Le maire est incité à réagir mais il se laisse désirer. Il ne doit pas être très content.</text:p>
      <text:p text:style-name="P2"/>
      <text:p text:style-name="P2">Vous montez de sept niveaux, ce qui représente pas mal de barreaux à escalader et débouchez sur un étage dont la majeure partie était consacrée à la climatisation de l'arcologie. Là ce sont de monstrueuses masses de glace de plusieurs tonnes chacune qui ont fait s'effondrer sous leurs poids des murs manifestement pas conçus pour supporter une telle charge. Vous les contournez tandis que de sinistres craquements se font entendre et parvenez à votre objectif. La cabine du vieil axspindler est pilotable de l'intérieur et dispose d'une commande pour forcer les autres cabines encombrant les voies à vous libérer le passage. Vous pouvez enfin reprendre le cours de votre enquête. Vous décidez de ne pas perdre de temps car la communauté vous prévient qu'un certain nombre d'informations vous concernant sont en train d'être rendues publiques par un avocat et ces informations sont de nature à vous discréditer aux yeux de l'opinion.</text:p>
      <text:p text:style-name="P2">On vous voit sur une vidéo, dans une rue discrète, accepter une enveloppe d'argent puis vous diriger vers un passant portant une veste rouge. Et puis l'homme à la veste rouge couché par terre, la gorge ouverte, reposant mort dans une grande éclaboussure de sang. Un joli montage.</text:p>
      <text:p text:style-name="P2">Un avocat. Probablement celui là même qui a signalé votre présence à la police après le meurtre de Kietan. Il n'est pas difficile à retrouver et comme son cabinet a brûlé, il a installé ses locaux provisoires chez un confrère au 282me. Vous décidez de vous y rendre. Eddy piqué par la curiosité est d'accord pour vous accompagner. Sur le chemin vous lui reparlez de vos implants.</text:p>
      <text:list xml:id="list5339374658772259437" text:style-name="L25">
        <text:list-item>
          <text:p text:style-name="P29">Faut que tu me trouves une solution, je peux pas rester avec cette merde dans mon crâne. Quand ça leur chante ils tournent un bouton et je pars en vrille, j'ai des migraines de fou, je me mets à vomir partout et la douleur, je peux pas te la décrire. Ils essaient de me contrôler avec ça. Pour l'instant j'ai résisté mais ils n'y sont pas allés à fond et je t'avoue que je flippe.</text:p>
        </text:list-item>
        <text:list-item>
          <text:p text:style-name="P29">Je vais être honnête mais ça va être dur à entendre. On peut pas te retirer ça. Enfin il faut des mois. C'est planté dans ton cerveau comme un pied de vigne et ça a pris racine si tu veux. La solution consiste à te brancher une série d'implants d'un autre genre à différents endroits sur le <text:soft-page-break/>crâne pour atteindre toutes les zones du cerveau, hypothalamus, cortex reptilien et neocortex lymbique, hippocanpe et autres. Ensuite on utilise la plasticité cérébrale, on envoie des stimuli réguliers pour que ton cerveau déroute tes postes de réflexion dans les tissus de synthèse qu'on lui a fournis. Quand on a rempli tous les nouveaux modules et vidé le vieux on peut te transférer sur n'importe quel autre corps ou même dans un robot.</text:p>
        </text:list-item>
        <text:list-item>
          <text:p text:style-name="P29">Et faire une sauvegarde dans un support de stockage quelconque ?</text:p>
        </text:list-item>
        <text:list-item>
          <text:p text:style-name="P29">Ah oui, ça marche, enfin pour un robot. Je veux dire même si la copie est parfaite et qu'elle fonctionne très bien toute seule, toi tu seras resté coincé dans l'original alors tout ça te fera une belle jambe. Imagine, c'est pas parce qu'il existe quelque part une parfaite copie de toi que tu trouveras légitime d'être assassiné si ?</text:p>
        </text:list-item>
        <text:list-item>
          <text:p text:style-name="P29">J'en sais rien, c'est pas mon domaine.</text:p>
        </text:list-item>
        <text:list-item>
          <text:p text:style-name="P29">Déprime pas tout de suite. Il y a quand même un truc qu'on peut faire mais c'est un boulot pour un hacker, pas pour un médecin. Ton implant a une barrette mémoire comme tout appareil électronique et donc on peut la flasher, la reformater, changer son adresse, ce genre de trucs</text:p>
        </text:list-item>
      </text:list>
      <text:p text:style-name="P2">Et le voilà en train de poser une dérivation sur l'appareil logé dans votre crâne aidé en cela par des renseignements que la communauté lui fournit. Dorénavant toute information, toute image ou stimulus passant par votre crâne est diffusé en direct sur les réseaux et tout ordre entrant permettra de localiser celui qui l'a émis.</text:p>
      <text:p text:style-name="P2"/>
      <text:p text:style-name="P2">Vous débouchez dans une rue bourgeoise bordée d'appartement qui sont autant de petits manoirs. Une masse de journalistes est regroupée à l'entrée d'une maison, celle justement qui vous intéresse. Quand ils vous voient arriver ils se pressent autour de vous pour vous agonir de questions mais vous fendez la foule sans même leur rendre un regard, héroïque et déterminé malgré votre ridicule couvre-chef. Vous attrapez ce chapeau d'aluminium, le froissez énergiquement, en faites une boule compacte et la jetez par terre. La porte s'ouvre d'elle même quand vous parvenez à sa hauteur, non pour vous laisser entrer mais pour laisser apparaître l'avocat qui sortait voir les journalistes des documents à la main. Parmi ces documents une photo de votre fils à la piscine. Votre sang ne fait qu'un tour, vous attrapez l'avocat par le col et entrez dans la maison sous l’œil ravi des journalistes. Eddy referme la porte derrière vous.</text:p>
      <text:list xml:id="list8689662977935934664" text:style-name="L26">
        <text:list-item>
          <text:p text:style-name="P30">Lieutenant, je peux vous assurer qu'en vous en prenant directement à moi, vous venez de perdre votre emploi. Je vais vous sacquer ! Votre carrière est terminée.</text:p>
        </text:list-item>
        <text:list-item>
          <text:p text:style-name="P30">Bah, de toute façon je suppose que vous vous apprêtiez à m'accuser de pédophilie ou de je ne sais quel crime qui m'aurait coûté ma carrière même en cas de doute. J'ai pas raison ?</text:p>
        </text:list-item>
      </text:list>
      <text:p text:style-name="P2">Le type bafouille.</text:p>
      <text:list xml:id="list2172991861222127100" text:style-name="L27">
        <text:list-item>
          <text:p text:style-name="P31">Écoutez, je n'ai rien à faire de vous. Vous êtes un pourri, vous brisez des vies parce que vous êtes payé pour le faire. Vous n'êtes même pas digne de ma colère. Je ne vous demande qu'une chose : qui est votre commanditaire ? Il y a pas mal de gens dehors qui veulent sa peau et il y a eu beaucoup de morts cette nuit. Il va tomber et vous avec. Inutile de résister. Si vous vous accrochez à lui c'est vous qui êtes foutu. Vous êtes un opportuniste, je vous offre une opportunité. Donnez moi son nom et j'oublierai le vôtre. Réfléchissez vite ! Ou sinon, protégez-le et je sors expliquer à la presse que vous êtes la tête pensante de la bande qui a tué des enfants et des vieilles dames toute la nuit pour des intérêts financiers.</text:p>
        </text:list-item>
        <text:list-item>
          <text:p text:style-name="P31">Vos menaces ne m'impressionnent pas. Dans mon métier, on doit se préparer à être l'objet de la vindicte populaire, ça arrive et j'y suis préparé.</text:p>
        </text:list-item>
        <text:list-item>
          <text:p text:style-name="P31">On verra ça quand les pères, les mères, les fils, les veuves et les frères escaladeront vos fenêtres la nuit un couteau entre les dents pour venger la mort de leurs proches.</text:p>
        </text:list-item>
      </text:list>
      <text:p text:style-name="P2">Le type ne dit plus rien.</text:p>
      <text:p text:style-name="P2">Vous faites mine de vouloir parler à la presse en ouvrant la porte de la maison. Le type se relève et vous rattrape.</text:p>
      <text:list xml:id="list3050712903066626270" text:style-name="L28">
        <text:list-item>
          <text:p text:style-name="P32">Je ne peux pas vous le dire, je serais rayé du barreau. Je suis coincé. Je suis aussi horrifié que vous de ce qu'ils ont fait.</text:p>
        </text:list-item>
        <text:list-item>
          <text:p text:style-name="P32">Qu'est-ce que je suis censé en avoir à foutre de votre carrière ?</text:p>
        </text:list-item>
        <text:list-item>
          <text:p text:style-name="P32">Obtenez une assignation d'un juge et je dirai tout ce que je sais mais je veux une protection policière.</text:p>
        </text:list-item>
        <text:list-item>
          <text:p text:style-name="P32">Vous aurez ce que vous voulez mais moi aussi je joue ma vie. Dites moi ce que vous savez !</text:p>
        </text:list-item>
        <text:list-item>
          <text:p text:style-name="P32">C'est Memras, la mégacorporation Memras. Je suis leur avocat depuis dix ans, tout le monde sait déjà ça. Ce sont mes principaux clients.</text:p>
        </text:list-item>
        <text:list-item>
          <text:p text:style-name="P32">Ceux qui fabriquent des prothèses ?</text:p>
        </text:list-item>
        <text:list-item>
          <text:p text:style-name="P32"><text:soft-page-break/>Et des médicaments, et des armes, et qui possèdent les réseaux de com, de grandes chaînes de fast-food, des boissons sucrées, des véhicules de loisir, des instruments de musique, des robots, des jeux en réalité virtuelle parmi les plus populaires et.. et leur propre cryptomonnaie. Je crois qu'ils testaient une nouvelle technologie dans les gaines d'aération, des nano-drones qui entrent dans le corps des gens par les voies respiratoires et prennent le contrôle de certaines zones du cerveau. C'était tout simplement pour pousser les gens à acheter plus de leurs produits ou à voter pour leurs candidats aux élections. Mais il y a eu des accidents et le médecin à qui appartient la boîte a été lui même voir certains patients pour évaluer les dégâts avec son équipe de mercenaires. Les traces étaient trop nombreuses et trop compromettantes. Tous les habitants des étages qui ont été exposés à ces machines seraient morts dans les semaines qui viennent en vomissant littéralement ses nano-robots. Alors il a déclenché l'incendie et pendant que tout le monde évacuait il a rappelé tous ceux qui étaient contaminés, il les a fait marcher dans le feu afin qu'ils meurent et emportent avec eux toutes les traces.</text:p>
        </text:list-item>
        <text:list-item>
          <text:p text:style-name="P32">Qu'est-ce que vous dites ?</text:p>
        </text:list-item>
      </text:list>
      <text:p text:style-name="P2">La porte s'ouvre violemment sur les journalistes qui entrent caméra au poing dans le salon.</text:p>
      <text:list xml:id="list20581016" text:continue-numbering="true" text:style-name="L28">
        <text:list-item>
          <text:p text:style-name="P32">Monsieur pouvez-vous répéter ce que vous venez de dire pour notre chaîne ?</text:p>
        </text:list-item>
      </text:list>
      <text:p text:style-name="P2"/>
      <text:p text:style-name="P2">Cyril Armando Cho est neurochirurgien. A la sortie de l'université il a été embauché chez Memras dont il est devenu très vite l'un des principaux actionnaires. Les implants neuraux qu'il avait mis au point ayant eu un tel succès qu'un moins d'un an il faisait partie des hommes les plus riches de la planète. Il a choisi de réinvestir son argent dans Memras faisant de cette société un pouvoir tant commercial que politique majeur. Ces vingt dernières années, les implants et prothèses Memras ont connu un tel succès, solidement aidés par des campagnes marketing efficaces, que le Docteur Cho est devenu un personnage médiatique jusqu'à sa mort, il y a 8 ou 9 ans. </text:p>
      <text:p text:style-name="P2"/>
      <text:p text:style-name="P2"/>
      <text:p text:style-name="P2">Mais pour l'instant c'est après un autre docteur en médecine que vous vous dirigez. Tout seul cette fois ci, sur votre moto dont le bruit résonne dans les couloir et les rues bourgeoises, vous remontez jusqu'à la clinique Voyegïn-Stahler au 320ème, des millions d'encouragements enthousiastes résonnant dans votre cerveau.</text:p>
      <text:p text:style-name="P2">Vous entrez de manière presque violente dans le hall et allez à la secrétaire en contournant la file d'attente sans plus de manières.</text:p>
      <text:list xml:id="list7896761963166425239" text:style-name="L29">
        <text:list-item>
          <text:p text:style-name="P33">Je voudrais voir le docteur Harvin. Tout de suite.</text:p>
        </text:list-item>
        <text:list-item>
          <text:p text:style-name="P33">Je ne sais...</text:p>
        </text:list-item>
        <text:list-item>
          <text:p text:style-name="P33">Nous savons qu'il est là nous l'avons vu entrer il y a 20 minutes avec sa valise. Faites le appeler.</text:p>
        </text:list-item>
      </text:list>
      <text:p text:style-name="P2">La jeune femme s'exécute.</text:p>
      <text:list xml:id="list2514689137245511680" text:style-name="L30">
        <text:list-item>
          <text:p text:style-name="P34">Il vous rejoint dans son bureau, le temps de terminer une intervention.</text:p>
        </text:list-item>
        <text:list-item>
          <text:p text:style-name="P34">J'ai l'ordre des médecins en ligne qui vient de lui suspendre son autorisation de pratiquer. Alors qu'il ne touche plus aucun patient. Conduisez-moi à lui immédiatement, c'est un ordre.</text:p>
        </text:list-item>
      </text:list>
      <text:p text:style-name="P2">La jeune femme se lève avec hésitation et vous demande de la suivre. Elle monte quelques escaliers et vous conduit à l'entrée d'une grande chambre collective. Le docteur Harvin s'approche de vous en s'essuyant les mains et en souriant.</text:p>
      <text:list xml:id="list3656886531599901893" text:style-name="L31">
        <text:list-item>
          <text:p text:style-name="P35">Lieutenant, comment se portent vos prothèses ? Vous vous habituez ? Ce sont de très très beaux modèles, peu de gens peuvent se les permettre. Les grands de ce monde.</text:p>
        </text:list-item>
        <text:list-item>
          <text:p text:style-name="P35">J'ai vu ce que ça donnait oui. C'est vous qui me les avez posées en fait, n'est-ce pas ?</text:p>
        </text:list-item>
      </text:list>
      <text:p text:style-name="P2">Le type sourit et vous montre du menton le couloir derrière vous. Le mercenaire chauve est là tranquillement et s'approche de vous d'un pas nonchalant sans même vous regarder. Vous remarquez que le bruit de fond, la clameur enthousiaste de la communauté résonnant dans votre tête s'amenuise en même temps. Le docteur jette sa serviette sur une chaise vide.</text:p>
      <text:list xml:id="list1986752531825158022" text:style-name="L32">
        <text:list-item>
          <text:p text:style-name="P36">Brouilleur de communication. Vous connaissez, je crois ? On n'est jamais trop prudent de nos jours avec toutes ces émissions qui transitent à travers notre cerveau.</text:p>
        </text:list-item>
      </text:list>
      <text:p text:style-name="P2">Il se tourne vers le chauve.</text:p>
      <text:list xml:id="list5502512316261477125" text:style-name="L33">
        <text:list-item>
          <text:p text:style-name="P37">Jack, trouvez nous une ambulance, on est attendus, ce monsieur et moi même au huitième étage.</text:p>
        </text:list-item>
      </text:list>
      <text:p text:style-name="P2">Le type tape des infos sur son avant bras et vous indique de le suivre prestement. La clinique est à flanc de façade. Une espèce d'énorme robot a treuil a ouvert la porte fenêtre et vous apercevez un ascenseur extérieur, adhérent sans rails à la paroi, aux couleurs des secours municipaux. Vous vous <text:soft-page-break/>installez dans le véhicule où vous rejoint la femme mercenaire et celui ci démarre. </text:p>
      <text:list xml:id="list4659907761405091186" text:style-name="L34">
        <text:list-item>
          <text:p text:style-name="P38">C'est un tout nouveau service que nous devions lancer dans deux semaines. Par chance l'incendie a épargné le projet.</text:p>
        </text:list-item>
        <text:list-item>
          <text:p text:style-name="P38">Les pyromanes ont eu a cœur de ne pas vous faire perdre des millions.</text:p>
        </text:list-item>
      </text:list>
      <text:p text:style-name="P2">En dépit de la vitesse vertigineuse, le sentiment de confort à l'intérieur est tel que vous ne ressentez aucun vertige malgré l'incroyable vitesse en descente de l'appareil. 312 étages ravagés plus bas, l'ambulance se gare devant une autre porte fenêtre.</text:p>
      <text:p text:style-name="P2">Vous vous faites la remarque que, vu d'ici, l'arcologie Menopta projette autant d'ombre sur Pagta que notre tour en projette sur la leur. En fait tout dépend de la position du soleil et donc de l'heure de la journée. Toujours est il que l'ambiance ici est différente. Pas de trace d'incendie, presque pas d'odeur et c'est une libération que de pouvoir se passer de son masque. En revanche, un nombre incalculable de familles est entassé ici, seulement séparées les unes des autres par de ridicules panneaux amovibles. Des bénévoles passent distribuer de l'eau et du café et du pain, du riz ou de la soupe pour les plus affamés. Ça et là quelques infirmiers sont à genoux à côté de leurs patients allongés sur des tatamis, tentant de soigner des brûlures parfois graves. Le bruit des gémissements de douleur se mêle à celui, plus exubérant des plus jeunes occupés à se courir après au milieu des sacs de reliques que chacun a tenté d'emporter dans la mêlée. Quelqu'un diffuse de la musique classique ce qui ajoute encore au brouhaha.</text:p>
      <text:p text:style-name="P2"/>
      <text:p text:style-name="P2">Subitement vous ressentez comme un profond malaise. Vous pensez immédiatement à votre tête mais ça n'est pas ça. Vous comprenez avec horreur que ce que vous avez ressenti mais pas entendu était un tremblement non pas de terre mais de l'arcologie qui bouge sur ses bases. Vous regardez le plafond mais vous ne voyez aucune fissure alarmante.</text:p>
      <text:list xml:id="list3403854362137946861" text:style-name="L35">
        <text:list-item>
          <text:p text:style-name="P39">On n'est pas habitué aux bas étages hein ? Ne vous inquiétez pas, vous ne risquez rien, c'est structurel. Un défaut de construction qui a fissuré la tour il y a presque 50 ans. En fait ça fera exactement 50 ans ce soir à 17 heures.</text:p>
        </text:list-item>
        <text:list-item>
          <text:p text:style-name="P39">Vous êtes en train de me dire que c'est un anniversaire ?</text:p>
        </text:list-item>
        <text:list-item>
          <text:p text:style-name="P39">Je voudrais vous présenter quelqu'un, il vous répondra mieux que moi et vous semblez avoir tant de questions, ignorer tant de choses en fait.</text:p>
        </text:list-item>
      </text:list>
      <text:p text:style-name="P2">Vous lui emboîtez le pas tandis qu'il progresse à travers les campements de réfugiés. Les horreurs sont indicibles, la quantité de blessés innombrable, le bruit ambiant est celui de la souffrance, organique mais à l'échelle d'une cité entière. Il poursuit dans une vaste pièce garnie jusqu'à l'horizon de tentes et de panneaux, parsemée de victimes déplacées et laissées là à leur propre misère.</text:p>
      <text:list xml:id="list8892659971816669599" text:style-name="L36">
        <text:list-item>
          <text:p text:style-name="P40">Des nano-robots constructeurs passent leur temps à réparer ce plafond depuis cinquante ans. Vous êtes trop jeune pour le savoir mais à l'époque on a vraiment craint que Pagta ne s'effondre. Au début les robots n'étaient pas très performants mais à force de les améliorer ils maîtrisent totalement leur sujet et reconstruisent la tour plus vite qu'elle ne s'érode. En un mot il n'y a plus aucun risque ou disons seulement que le risque est bien contenu.</text:p>
        </text:list-item>
        <text:list-item>
          <text:p text:style-name="P40">Mais elle continue à trembler sur ses bases.</text:p>
        </text:list-item>
        <text:list-item>
          <text:p text:style-name="P40">Et c'est pour ça que cet étage était déclaré inhabitable. Car c'est ici que l'on ressent le mieux le problème.</text:p>
        </text:list-item>
        <text:list-item>
          <text:p text:style-name="P40">L'idée était de faire oublier ce problème à l'opinion publique n'est-ce pas ?</text:p>
        </text:list-item>
        <text:list-item>
          <text:p text:style-name="P40">Vous présentez les choses de façon si négative. Attendez de voir de quoi il retourne.</text:p>
        </text:list-item>
        <text:list-item>
          <text:p text:style-name="P40">Et si je vous demande quelle est la société qui s'occupe de fournir ce service à la ville, vous me répondez … ?</text:p>
        </text:list-item>
      </text:list>
      <text:p text:style-name="P2">Mais en guise de réponse il vous tend des lunettes virtuelles. Vous les passez sur votre tête, vous préférez nettement ça que de vous faire hacker les yeux. D'abord ce que vous voyez est identique à la vision que vous aviez il y a encore un instant et puis le monde change. Le fond se grise et s'obscurcit tandis que se dessinent les lignes de construction du bâtiment dans son entier d'abord tel que vous l'imaginiez, c'est à dire parfait, tel qu'en son état de projet. Puis le problème structurel représenté par des cercles rouges et enfin la fissure qui se répercute en fragilisant tout ce qu'il y a au dessus d'elle. Vous notez qu'une immense partie de l'arcologie est corrompue et que cette partie correspond comme par un fait exprès à la partie qui a brûlé cette nuit. Puis de petites boules bleues apparaissent en commencent à manger la fissure d'abord lentement puis de plus en plus vite mais la fissure réapparait à chaque fois et il leur faut recommencer.</text:p>
      <text:list xml:id="list8443278691030549975" text:style-name="L37">
        <text:list-item>
          <text:p text:style-name="P41">C'est une représentation imagée pour que tout le monde comprenne bien sûr.</text:p>
        </text:list-item>
      </text:list>
      <text:p text:style-name="P2">L'homme qui vous a parlé se teint à moins de trois mètres de vous, un verre de champagne à la main.</text:p>
      <text:p text:style-name="P2"><text:soft-page-break/>Cyril Armando Cho, le neuro chirurgien milliardaire, le génial patron de la mégacorporation Memras. </text:p>
      <text:list xml:id="list3479509941420680317" text:style-name="L38">
        <text:list-item>
          <text:p text:style-name="P42">Les petites boules bleues représentent les nano-robots que nous devons fournir chaque année à la commune. Elles font leur job, elles le font même très bien mais entre vous et moi elles nous coûtent trop cher. Beaucoup trop cher, pour une situation qui n'évolue pas, et si je vous parlais des projections sur dix ans vous ne me croiriez même pas.</text:p>
        </text:list-item>
      </text:list>
      <text:p text:style-name="P2">Vous soulevez vos lunettes pour voir l'homme en vrai mais il n'est pas là, en revanche, une immense tente remplie de bourgeois servis en champagne par des dizaines de laquais se pressent autour de tables garnies de mets raffinés et délicieux. Vous êtes si près de la façade que vous pouvez presque la toucher du doigt. Au travers des baies vitrées le soleil descend sur l'horizon réel. Il est encore tôt mais les immeubles sont hauts. Autour de vous, discrètement tous les mercenaires sont à présent réunis à commencer par le samouraï. Vous rabaissez les lunettes pour voir à nouveau l'homme. Un serveur vous apporte du champagne à vous aussi mais votre geste de colère jette les flûtes qui se brisent au sol dans un tintement cristallin.</text:p>
      <text:list xml:id="list3129455706651631779" text:style-name="L39">
        <text:list-item>
          <text:p text:style-name="P43">Vous avez sacrifié … des centaines...</text:p>
        </text:list-item>
        <text:list-item>
          <text:p text:style-name="P43">Ne sautez pas aux conclusions. Je finis de vous expliquer. Nous avons mis au point un nouveau système représenté par les petites boules vertes, regardez.</text:p>
        </text:list-item>
      </text:list>
      <text:p text:style-name="P2">Cho amorce un geste de la main. De nombreuses petites boules vertes remplacent les petites boules bleues sur la projection et restaurent parfaitement la tour, résorbant définitivement la fissure.</text:p>
      <text:p text:style-name="P2"/>
      <text:list xml:id="list8910992943863317617" text:style-name="L40">
        <text:list-item>
          <text:p text:style-name="P44">Voilà, vous comprenez maintenant ? Dans une demi heure ces nouveaux nanites pourront remonter dans les étages et la tour sera remise à neuf en moins d'une semaine. Certaines produisent du béton, d'autres du verre ou de l'acier, certaines soudent, certaines coordonnent, ça va très vite et c'est très beau à voir.</text:p>
        </text:list-item>
        <text:list-item>
          <text:p text:style-name="P44">Mais ces familles ?</text:p>
        </text:list-item>
        <text:list-item>
          <text:p text:style-name="P44">N'ayez aucune inquiétude, elles seront relogées dans leurs anciens appartements dès que les travaux seront finis. A l'exception de celles qui seront reçues chez Menopta mais cela cimentera la paix entre les deux tours. Sans parler de la hausse du pouvoir d'achat que cela va occasionner, tout le monde est gagnant.</text:p>
        </text:list-item>
        <text:list-item>
          <text:p text:style-name="P44">Oh oui et vous vous arrangerez pour passer pour des héros et vendre deux fois plus à un public conquis. Mais tous ceux qui sont morts ?</text:p>
        </text:list-item>
        <text:list-item>
          <text:p text:style-name="P44">Regardez les listings qui recensent les victimes. Vous vous apercevrez que la plupart d'entre eux sont des criminels de droit commun. Et quelques opposants forcenés à notre politique constructiviste. Certains sont des bâtisseurs et d'autres des empêcheurs. Nous avons dû faire quelques victimes et c'est bien malheureux mais au final tout le monde ne s'en trouvera que mieux. Il nous a fallu prévoir les choses dans un souci du détail que vous n'imaginez pas.</text:p>
        </text:list-item>
        <text:list-item>
          <text:p text:style-name="P44">Donc <text:s/>la gaine dans les conduits d'aération, c'était depuis le début prémédité pour éliminer vos opposants politiques. Mais moi, vous ne m'aviez pas prévu dans votre merveilleux planning.</text:p>
        </text:list-item>
        <text:list-item>
          <text:p text:style-name="P44">Si, plus ou moins. Pas vous précisément mais nous avions anticipé quelque chose au niveau des pompiers ou du corps médical mais nous ne sommes pas devins. Les statistiques ne sont pas un principe déterministe n'est-ce pas ?</text:p>
        </text:list-item>
        <text:list-item>
          <text:p text:style-name="P44">63 combattants du feu ont trouvé la mort pour que vous arrondissiez vos fins de mois !</text:p>
        </text:list-item>
        <text:list-item>
          <text:p text:style-name="P44">Vous savez, je ne suis pas votre ennemi. Le prix que ça a coûté sera un grand bénéfice pour tous les autres. Si vous arrêtez le projet maintenant, en effet tout le monde aura tout perdu. Nous sommes là pour améliorer la vie du plus grand nombre. Et puis je ne suis que l'organisateur. </text:p>
        </text:list-item>
        <text:list-item>
          <text:p text:style-name="P44">Ça veut dire quoi ? Vous n'avez fait qu’exécuter les ordres ?</text:p>
        </text:list-item>
        <text:list-item>
          <text:p text:style-name="P44">Ce sont les actionnaires qui décident. Je me contente de proposer des solutions et de les mettre en place si elles sont ratifiées. Vous pouvez me mettre hors circuit mais un autre prendra ma place dans la seconde et il sera peut être pire. Enfin ce sera un autre clone virtuel issu des restes de mon cerveau mais qui sait ? L'idée de l'incendie n'était même pas de moi.</text:p>
        </text:list-item>
        <text:list-item>
          <text:p text:style-name="P44">Qui alors a eu cette idée ?</text:p>
        </text:list-item>
        <text:list-item>
          <text:p text:style-name="P44">Je ne sais pas, c'est dans les archives. Ah oui voilà c'est le maire.</text:p>
        </text:list-item>
      </text:list>
      <text:p text:style-name="P2">Derrière vous vous entendez un sanglot.</text:p>
      <text:list xml:id="list6441065002886407769" text:style-name="L41">
        <text:list-item>
          <text:p text:style-name="P45">Non !</text:p>
        </text:list-item>
      </text:list>
      <text:p text:style-name="P2">Le maire se tient là debout, un verre de champagne à la main, les yeux embués de larmes.</text:p>
      <text:list xml:id="list5798966268173949534" text:style-name="L42">
        <text:list-item>
          <text:p text:style-name="P46">Je n'ai jamais dit ça !</text:p>
        </text:list-item>
      </text:list>
      <text:p text:style-name="P2"><text:soft-page-break/>Pourtant nos archives sont formelles. J'ai même enregistré la scène, voulez-vous la voir ?</text:p>
      <text:p text:style-name="P2"/>
      <text:p text:style-name="P2">Le bureau est celui du maire. Le docteur Harvin Voyegin se tient là debout, son mystérieux sourire épinglé sur sa face comme à l'habitude.</text:p>
      <text:list xml:id="list8311909696304883465" text:style-name="L43">
        <text:list-item>
          <text:p text:style-name="P47">Vous ne pouvez pas vous opposer au projet c'est ridicule.</text:p>
        </text:list-item>
      </text:list>
      <text:p text:style-name="P2">Le maire inflexible mais confus porte des lunettes virtuelles. Il rétorque, rouge de colère.</text:p>
      <text:list xml:id="list1014944477065749331" text:style-name="L44">
        <text:list-item>
          <text:p text:style-name="P48">Ce n'est pas juste parce que vous voulez quelque chose que cela doit forcément arriver ; il y a encore des lois dans cette ville et elle ne vous permettent pas d'entreprendre un tel chantier !</text:p>
        </text:list-item>
        <text:list-item>
          <text:p text:style-name="P48">Mais enfin vous voyez de vous même qu'il n'y a aucun risque et que cela sera bénéfique pour vos électeurs ; nous ne vous demandons que de faire descendre la population des zones de chantier dans les étages bas qui sont inoccupés pendant une semaine pas davantage.</text:p>
        </text:list-item>
      </text:list>
      <text:p text:style-name="P2">C'est à présent Cyril Armando Cho ou son fantôme virtuel qui s'adresse au maire au travers des lunettes VR.</text:p>
      <text:list xml:id="list4061264201592723044" text:style-name="L45">
        <text:list-item>
          <text:p text:style-name="P49">Nous avons satisfait à toutes vos demandes. Vous aviez demandé une baisse drastique de la criminalité et les criminels ont cessé de semer le désordre n'est-ce pas ?</text:p>
        </text:list-item>
        <text:list-item>
          <text:p text:style-name="P49">Je ne sais pas quel tour de magie vous avez fait mais ça ne durera pas éternellement ils ne sont pas morts. Ils sont là, en embuscade. Pour l'instant ils tremblent chez eux ou demandent à être internés dans des hôpitaux mais je n'ai pas confiance en vous. Le jour où je cesserai de vous obéir, vous les libérerez et ils feront des dégâts dans toute la ville.</text:p>
        </text:list-item>
        <text:list-item>
          <text:p text:style-name="P49">Nous ne sommes pas magiciens, on ne peut pas les faire redevenir gentils juste en claquant des doigts. On les maintient hors circuit et c'est déjà beaucoup.</text:p>
        </text:list-item>
        <text:list-item>
          <text:p text:style-name="P49">Hé bien pas suffisant pour moi. Et quant à vos histoires de déplacer les populations, je ne peux pas faire une chose pareille, enfin sauf en cas d'incendie monstre. Il y a des lois dans ce pays et je dois m'y conformer tout comme vous. Quelque soient vos intérêts ou les miens on ne peut pas contourner ça.</text:p>
        </text:list-item>
      </text:list>
      <text:p text:style-name="P2"/>
      <text:p text:style-name="P2">Retour dans le présent, le maire est livide, sa bouche tremble.</text:p>
      <text:list xml:id="list2434613780646430379" text:style-name="L46">
        <text:list-item>
          <text:p text:style-name="P50">Vous n'avez rien compris. Bande d'intelligences artificielles de merde. Vous êtes prêts à tout sacrifier juste pour augmenter votre bilan annuel, votre marge bénéficiaire et le portefeuille de vos actionnaires.</text:p>
        </text:list-item>
        <text:list-item>
          <text:p text:style-name="P50">C'est précisément dans ce but qu'ils me ressuscitent régulièrement. Laissez moi vous le dire.</text:p>
        </text:list-item>
      </text:list>
      <text:p text:style-name="P2">Derrière vous s'élève une joyeuse clameur. Vous entendez les bourgeois commencer le compte à rebours avant le lâcher des nouveaux nanites qui s'apprêtent à reconstruire la tour.</text:p>
      <text:p text:style-name="P2"/>
      <text:list xml:id="list1991949685765649605" text:style-name="L47">
        <text:list-item>
          <text:p text:style-name="P51">10, 9...</text:p>
        </text:list-item>
      </text:list>
      <text:p text:style-name="P2">Vous vous tournez vers le docteur Harvin.</text:p>
      <text:list xml:id="list895432643855346297" text:style-name="L48">
        <text:list-item>
          <text:p text:style-name="P52">Elles sont agréables à la longue ces prothèses.J'ai eu du mal les premières heures mais une fois qu'on en comprend toutes les possibilités, c'est beaucoup plus sympa.</text:p>
        </text:list-item>
        <text:list-item>
          <text:p text:style-name="P52">Ah bon ?</text:p>
        </text:list-item>
      </text:list>
      <text:p text:style-name="P2"/>
      <text:list xml:id="list20582678" text:continue-numbering="true" text:style-name="L48">
        <text:list-item>
          <text:p text:style-name="P52">8, 7...</text:p>
        </text:list-item>
        <text:list-item>
          <text:p text:style-name="P52">J'ai appris qu'elles avaient été mises au point pour pouvoir manipuler des choses dans la réalité virtuelle à l'origine. Ce sont des hackers qui m'ont dit ça.</text:p>
        </text:list-item>
      </text:list>
      <text:p text:style-name="P2"/>
      <text:list xml:id="list20602418" text:continue-numbering="true" text:style-name="L48">
        <text:list-item>
          <text:p text:style-name="P52">6, 5...</text:p>
        </text:list-item>
      </text:list>
      <text:p text:style-name="P2">Vous vous élancez et attrapez le fantôme de Chô par le cou à l'aide de votre main gauche et saisissez sa main droite de votre autre main. Vous voyez le samourai s'avancer vers vous et sortir son arme pour vous frapper mais il porte soudain ses mains à sa bouche et s'effondre en lâchant son arme. Il est par terre occupé à vomir ; le type chauve s'approche en brandissant un objet de façon non menaçante, le brouilleur d'écoute dont il réalise qu'il ne sert à rien.</text:p>
      <text:list xml:id="list3362472131761483447" text:style-name="L49">
        <text:list-item>
          <text:p text:style-name="P53">Ne le lâchez pas lieutenant, on immobilise les mercenaires. Toute la communauté est sur le coup, on maîtrise.</text:p>
        </text:list-item>
      </text:list>
      <text:p text:style-name="P2"/>
      <text:list xml:id="list20603859" text:continue-numbering="true" text:style-name="L49">
        <text:list-item>
          <text:p text:style-name="P53">4, 3...</text:p>
        </text:list-item>
      </text:list>
      <text:p text:style-name="P2">Vous maintenez sa main alors que tous les soldats autour de vous s'effondrent en vomissant. Harvin s'enfuit en courant. Vous vous voyez immobiliser consciencieusement le fantôme de Cho. Les quelques <text:soft-page-break/>bourgeois qui vous regardent vous voient vous battre seul, vos lunettes virtuelles sur le nez.</text:p>
      <text:p text:style-name="P2"/>
      <text:list xml:id="list6892324343098284171" text:style-name="L50">
        <text:list-item>
          <text:p text:style-name="P54">2, uuuuuuuuuuuuuuuuuuun !</text:p>
        </text:list-item>
      </text:list>
      <text:p text:style-name="P2">Subitement deux mains très dures vous empoignent sous les aisselles et vous écartent de votre proie. Vous êtes solidement maintenus mais ce n'est pas l'un des mercenaires. L'une des deux mains vous lâche pour donner un puissant coup de poing dans la façade, la verrière explose.</text:p>
      <text:p text:style-name="P2"/>
      <text:list xml:id="list8094018795065237957" text:style-name="L51">
        <text:list-item>
          <text:p text:style-name="P55">Zéroooooooooooooo !</text:p>
        </text:list-item>
      </text:list>
      <text:p text:style-name="P2"/>
      <text:p text:style-name="P2">Alors que vous êtes entraîné au dehors vous voyez comme des reflets de paillettes remonter là où la vitre s'est brisée et en une fraction de seconde, la vitre commence seule à se reconstruire. </text:p>
      <text:p text:style-name="P2">Mais il est trop tard pour vous, vous chutez dans le vide. Huit étages entre le sol et vous. En dessous de vous tout en bas, un charnier, des morceaux d'immeubles brûlés, effondrés pendant la nuit et des centaines de cadavres que vous allez bientôt rejoindre, peut être des milliers. Vous sentez l'homme qui vous agrippe le dos se serrer contre vous dans un dernier réflexe de peur. Vous entendez, avant de quitter ce monde les derniers mots du maire.</text:p>
      <text:p text:style-name="P2"/>
      <text:list xml:id="list5120268847754748822" text:style-name="L52">
        <text:list-item>
          <text:p text:style-name="P56">Je mérite de mourir... pas vous... mais il faut les laisser faire... </text:p>
        </text:list-item>
        <text:list-item>
          <text:p text:style-name="P56">… dans l'intérêt de tous.</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philippe huuet</meta:initial-creator>
    <meta:creation-date>2019-06-10T12:27:29.90</meta:creation-date>
    <dc:date>2019-06-19T00:34:09.15</dc:date>
    <dc:creator>jean-philippe huguet</dc:creator>
    <meta:editing-duration>P3DT10H19M44S</meta:editing-duration>
    <meta:editing-cycles>138</meta:editing-cycles>
    <meta:generator>OpenOffice/4.1.6$Win32 OpenOffice.org_project/416m1$Build-9790</meta:generator>
    <meta:document-statistic meta:table-count="0" meta:image-count="0" meta:object-count="0" meta:page-count="16" meta:paragraph-count="282" meta:word-count="11811" meta:character-count="68220"/>
  </office:meta>
</office:document-meta>
</file>